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648e" officeooo:paragraph-rsid="000ef456"/>
    </style:style>
    <style:style style:name="P2" style:family="paragraph" style:parent-style-name="Standard">
      <style:text-properties officeooo:rsid="000d648e" officeooo:paragraph-rsid="00106d51"/>
    </style:style>
    <style:style style:name="P3" style:family="paragraph" style:parent-style-name="Standard">
      <style:text-properties officeooo:rsid="000d648e" officeooo:paragraph-rsid="0044dbae"/>
    </style:style>
    <style:style style:name="P4" style:family="paragraph" style:parent-style-name="Standard">
      <style:text-properties officeooo:rsid="000d648e" officeooo:paragraph-rsid="0047b2f0"/>
    </style:style>
    <style:style style:name="P5" style:family="paragraph" style:parent-style-name="Standard">
      <style:text-properties officeooo:paragraph-rsid="000ef456"/>
    </style:style>
    <style:style style:name="P6" style:family="paragraph" style:parent-style-name="Standard">
      <style:text-properties officeooo:rsid="0014dfe1" officeooo:paragraph-rsid="00106d51"/>
    </style:style>
    <style:style style:name="P7" style:family="paragraph" style:parent-style-name="Standard">
      <style:text-properties officeooo:rsid="0014dfe1" officeooo:paragraph-rsid="001d8d23"/>
    </style:style>
    <style:style style:name="P8" style:family="paragraph" style:parent-style-name="Standard">
      <style:text-properties officeooo:rsid="0014dfe1" officeooo:paragraph-rsid="0021c74b"/>
    </style:style>
    <style:style style:name="P9" style:family="paragraph" style:parent-style-name="Standard">
      <style:text-properties officeooo:rsid="0014dfe1" officeooo:paragraph-rsid="0025468d"/>
    </style:style>
    <style:style style:name="P10" style:family="paragraph" style:parent-style-name="Standard">
      <style:text-properties officeooo:rsid="0014dfe1" officeooo:paragraph-rsid="002887ac"/>
    </style:style>
    <style:style style:name="P11" style:family="paragraph" style:parent-style-name="Standard">
      <style:text-properties officeooo:rsid="0014dfe1" officeooo:paragraph-rsid="00295350"/>
    </style:style>
    <style:style style:name="P12" style:family="paragraph" style:parent-style-name="Standard">
      <style:text-properties officeooo:rsid="0014dfe1" officeooo:paragraph-rsid="0029f09d"/>
    </style:style>
    <style:style style:name="P13" style:family="paragraph" style:parent-style-name="Standard">
      <style:text-properties officeooo:rsid="0014dfe1" officeooo:paragraph-rsid="002d4133"/>
    </style:style>
    <style:style style:name="P14" style:family="paragraph" style:parent-style-name="Standard">
      <style:text-properties officeooo:rsid="0014dfe1" officeooo:paragraph-rsid="00316d20"/>
    </style:style>
    <style:style style:name="P15" style:family="paragraph" style:parent-style-name="Standard">
      <style:text-properties officeooo:rsid="0014dfe1" officeooo:paragraph-rsid="003a955e"/>
    </style:style>
    <style:style style:name="P16" style:family="paragraph" style:parent-style-name="Standard">
      <style:text-properties officeooo:rsid="0014dfe1" officeooo:paragraph-rsid="003c5b50"/>
    </style:style>
    <style:style style:name="P17" style:family="paragraph" style:parent-style-name="Standard">
      <style:text-properties officeooo:rsid="0014dfe1" officeooo:paragraph-rsid="004187ad"/>
    </style:style>
    <style:style style:name="P18" style:family="paragraph" style:parent-style-name="Standard">
      <style:text-properties officeooo:rsid="002a0d3a" officeooo:paragraph-rsid="00106d51"/>
    </style:style>
    <style:style style:name="P19" style:family="paragraph" style:parent-style-name="Standard">
      <style:text-properties fo:color="#c9211e" loext:opacity="100%" officeooo:rsid="003c9075" officeooo:paragraph-rsid="00106d51"/>
    </style:style>
    <style:style style:name="P20" style:family="paragraph" style:parent-style-name="Standard">
      <style:text-properties fo:color="#c9211e" loext:opacity="100%" officeooo:rsid="0037a1e8" officeooo:paragraph-rsid="0037a1e8"/>
    </style:style>
    <style:style style:name="P21" style:family="paragraph" style:parent-style-name="Standard">
      <style:text-properties fo:color="#c9211e" loext:opacity="100%" officeooo:rsid="003971b5" officeooo:paragraph-rsid="003971b5"/>
    </style:style>
    <style:style style:name="P22" style:family="paragraph" style:parent-style-name="Standard">
      <style:text-properties fo:color="#c9211e" loext:opacity="100%" officeooo:rsid="002b061f" officeooo:paragraph-rsid="00106d51"/>
    </style:style>
    <style:style style:name="P23" style:family="paragraph" style:parent-style-name="Standard">
      <style:text-properties fo:color="#c9211e" loext:opacity="100%" officeooo:rsid="002b061f" officeooo:paragraph-rsid="0042dc72"/>
    </style:style>
    <style:style style:name="P24" style:family="paragraph" style:parent-style-name="Standard">
      <style:text-properties fo:color="#000000" loext:opacity="100%" officeooo:rsid="003c9075" officeooo:paragraph-rsid="00106d51"/>
    </style:style>
    <style:style style:name="P25" style:family="paragraph" style:parent-style-name="Standard">
      <style:text-properties fo:color="#000000" loext:opacity="100%" officeooo:rsid="0014dfe1" officeooo:paragraph-rsid="00106d51"/>
    </style:style>
    <style:style style:name="P26" style:family="paragraph" style:parent-style-name="Standard">
      <style:text-properties fo:color="#000000" loext:opacity="100%" officeooo:rsid="001d8d23" officeooo:paragraph-rsid="001e5a9d"/>
    </style:style>
    <style:style style:name="P27" style:family="paragraph" style:parent-style-name="Standard">
      <style:text-properties fo:color="#000000" loext:opacity="100%" officeooo:rsid="011714f6" officeooo:paragraph-rsid="004fa1c8"/>
    </style:style>
    <style:style style:name="P28" style:family="paragraph" style:parent-style-name="Standard">
      <style:text-properties fo:color="#000000" loext:opacity="100%" officeooo:rsid="00c70da8" officeooo:paragraph-rsid="004fa1c8"/>
    </style:style>
    <style:style style:name="P29" style:family="paragraph" style:parent-style-name="Standard">
      <style:text-properties fo:color="#000000" loext:opacity="100%" officeooo:rsid="011dbe02" officeooo:paragraph-rsid="004fa1c8"/>
    </style:style>
    <style:style style:name="P30" style:family="paragraph" style:parent-style-name="Standard">
      <style:text-properties fo:color="#000000" loext:opacity="100%" officeooo:rsid="016ed29a" officeooo:paragraph-rsid="004fa1c8"/>
    </style:style>
    <style:style style:name="P31" style:family="paragraph" style:parent-style-name="Standard">
      <style:text-properties officeooo:paragraph-rsid="001f0b05"/>
    </style:style>
    <style:style style:name="P32" style:family="paragraph" style:parent-style-name="Standard">
      <style:text-properties officeooo:paragraph-rsid="0021c1e6"/>
    </style:style>
    <style:style style:name="P33" style:family="paragraph" style:parent-style-name="Standard">
      <style:text-properties fo:color="#f10d0c" loext:opacity="100%" officeooo:rsid="001d8d23" officeooo:paragraph-rsid="00106d51"/>
    </style:style>
    <style:style style:name="P34" style:family="paragraph" style:parent-style-name="Standard">
      <style:text-properties officeooo:paragraph-rsid="0037a1e8"/>
    </style:style>
    <style:style style:name="P35" style:family="paragraph" style:parent-style-name="Standard">
      <style:text-properties officeooo:rsid="003971b5" officeooo:paragraph-rsid="003971b5"/>
    </style:style>
    <style:style style:name="P36" style:family="paragraph" style:parent-style-name="Standard">
      <style:text-properties officeooo:rsid="002887ac" officeooo:paragraph-rsid="0029f09d"/>
    </style:style>
    <style:style style:name="P37" style:family="paragraph" style:parent-style-name="Standard">
      <style:text-properties officeooo:rsid="01220a0a" officeooo:paragraph-rsid="0047b2f0"/>
    </style:style>
    <style:style style:name="P38" style:family="paragraph" style:parent-style-name="Standard">
      <style:text-properties officeooo:rsid="0087d6c7" officeooo:paragraph-rsid="0047b2f0"/>
    </style:style>
    <style:style style:name="P39" style:family="paragraph" style:parent-style-name="Standard">
      <style:text-properties officeooo:rsid="00d75b35" officeooo:paragraph-rsid="0047b2f0"/>
    </style:style>
    <style:style style:name="P40" style:family="paragraph" style:parent-style-name="Standard">
      <style:text-properties officeooo:rsid="00a9c4f8" officeooo:paragraph-rsid="0047b2f0"/>
    </style:style>
    <style:style style:name="P41" style:family="paragraph" style:parent-style-name="Standard">
      <style:text-properties officeooo:rsid="00befdc5" officeooo:paragraph-rsid="0047b2f0"/>
    </style:style>
    <style:style style:name="P42" style:family="paragraph" style:parent-style-name="Standard">
      <style:text-properties officeooo:rsid="00e38738" officeooo:paragraph-rsid="0047b2f0"/>
    </style:style>
    <style:style style:name="P43" style:family="paragraph" style:parent-style-name="Standard">
      <style:text-properties officeooo:rsid="00e5679d" officeooo:paragraph-rsid="0047b2f0"/>
    </style:style>
    <style:style style:name="P44" style:family="paragraph" style:parent-style-name="Standard">
      <style:text-properties officeooo:rsid="00f69d2d" officeooo:paragraph-rsid="0047b2f0"/>
    </style:style>
    <style:style style:name="P45" style:family="paragraph" style:parent-style-name="Standard">
      <style:text-properties officeooo:rsid="00fa404c" officeooo:paragraph-rsid="0047b2f0"/>
    </style:style>
    <style:style style:name="P46" style:family="paragraph" style:parent-style-name="Standard">
      <style:text-properties officeooo:rsid="00fba0bd" officeooo:paragraph-rsid="0047b2f0"/>
    </style:style>
    <style:style style:name="P47" style:family="paragraph" style:parent-style-name="Standard">
      <style:text-properties officeooo:rsid="00c70da8" officeooo:paragraph-rsid="0047b2f0"/>
    </style:style>
    <style:style style:name="P48" style:family="paragraph" style:parent-style-name="Standard">
      <style:text-properties officeooo:rsid="00c70da8" officeooo:paragraph-rsid="004fa1c8"/>
    </style:style>
    <style:style style:name="P49" style:family="paragraph" style:parent-style-name="Standard">
      <style:text-properties officeooo:rsid="00cae179" officeooo:paragraph-rsid="004fa1c8"/>
    </style:style>
    <style:style style:name="P50" style:family="paragraph" style:parent-style-name="Standard">
      <style:text-properties officeooo:rsid="0119474e" officeooo:paragraph-rsid="004fa1c8"/>
    </style:style>
    <style:style style:name="P51" style:family="paragraph" style:parent-style-name="Standard">
      <style:text-properties officeooo:rsid="00cdd1c9" officeooo:paragraph-rsid="004fa1c8"/>
    </style:style>
    <style:style style:name="P52" style:family="paragraph" style:parent-style-name="Standard">
      <style:text-properties officeooo:paragraph-rsid="0047b2f0"/>
    </style:style>
    <style:style style:name="P53" style:family="paragraph" style:parent-style-name="Standard">
      <style:text-properties officeooo:rsid="011dbe02" officeooo:paragraph-rsid="0047b2f0"/>
    </style:style>
    <style:style style:name="P54" style:family="paragraph" style:parent-style-name="Text_20_body">
      <style:text-properties officeooo:rsid="000d648e" officeooo:paragraph-rsid="0047b2f0"/>
    </style:style>
    <style:style style:name="P55" style:family="paragraph" style:parent-style-name="Text_20_body">
      <style:text-properties officeooo:paragraph-rsid="0047b2f0"/>
    </style:style>
    <style:style style:name="P56" style:family="paragraph" style:parent-style-name="Standard" style:list-style-name="L1">
      <style:text-properties officeooo:rsid="000d9b60" officeooo:paragraph-rsid="000ef456"/>
    </style:style>
    <style:style style:name="P57" style:family="paragraph" style:parent-style-name="Standard" style:list-style-name="L1">
      <style:text-properties officeooo:rsid="000e16da" officeooo:paragraph-rsid="000ef456"/>
    </style:style>
    <style:style style:name="P58" style:family="paragraph" style:parent-style-name="Standard">
      <style:text-properties officeooo:rsid="000d648e" officeooo:paragraph-rsid="0044dbae"/>
    </style:style>
    <style:style style:name="P59" style:family="paragraph" style:parent-style-name="Text_20_body" style:list-style-name="L2">
      <style:text-properties officeooo:paragraph-rsid="0047b2f0"/>
    </style:style>
    <style:style style:name="P60" style:family="paragraph" style:parent-style-name="Text_20_body" style:list-style-name="L2">
      <style:text-properties officeooo:rsid="000d648e" officeooo:paragraph-rsid="0047b2f0"/>
    </style:style>
    <style:style style:name="T1" style:family="text">
      <style:text-properties officeooo:rsid="000d648e"/>
    </style:style>
    <style:style style:name="T2" style:family="text">
      <style:text-properties officeooo:rsid="001280d1"/>
    </style:style>
    <style:style style:name="T3" style:family="text">
      <style:text-properties officeooo:rsid="000d9b60"/>
    </style:style>
    <style:style style:name="T4" style:family="text">
      <style:text-properties officeooo:rsid="000e16da"/>
    </style:style>
    <style:style style:name="T5" style:family="text">
      <style:text-properties officeooo:rsid="001e97b7"/>
    </style:style>
    <style:style style:name="T6" style:family="text">
      <style:text-properties officeooo:rsid="001f21a2"/>
    </style:style>
    <style:style style:name="T7" style:family="text">
      <style:text-properties fo:color="#c9211e" loext:opacity="100%"/>
    </style:style>
    <style:style style:name="T8" style:family="text">
      <style:text-properties fo:color="#c9211e" loext:opacity="100%" officeooo:rsid="002a0d3a"/>
    </style:style>
    <style:style style:name="T9" style:family="text">
      <style:text-properties fo:color="#c9211e" loext:opacity="100%" officeooo:rsid="003c9075"/>
    </style:style>
    <style:style style:name="T10" style:family="text">
      <style:text-properties fo:color="#c9211e" loext:opacity="100%" officeooo:rsid="002a2d9f"/>
    </style:style>
    <style:style style:name="T11" style:family="text">
      <style:text-properties fo:color="#c9211e" loext:opacity="100%" officeooo:rsid="002da2bd"/>
    </style:style>
    <style:style style:name="T12" style:family="text">
      <style:text-properties fo:color="#c9211e" loext:opacity="100%" officeooo:rsid="003a033a"/>
    </style:style>
    <style:style style:name="T13" style:family="text">
      <style:text-properties fo:color="#c9211e" loext:opacity="100%" officeooo:rsid="002b6d88"/>
    </style:style>
    <style:style style:name="T14" style:family="text">
      <style:text-properties fo:color="#c9211e" loext:opacity="100%" officeooo:rsid="00384bbd"/>
    </style:style>
    <style:style style:name="T15" style:family="text">
      <style:text-properties fo:color="#c9211e" loext:opacity="100%" officeooo:rsid="0010ff5c"/>
    </style:style>
    <style:style style:name="T16" style:family="text">
      <style:text-properties fo:color="#c9211e" loext:opacity="100%" officeooo:rsid="001a722a"/>
    </style:style>
    <style:style style:name="T17" style:family="text">
      <style:text-properties fo:color="#c9211e" loext:opacity="100%" officeooo:rsid="0019c9ca"/>
    </style:style>
    <style:style style:name="T18" style:family="text">
      <style:text-properties fo:color="#c9211e" loext:opacity="100%" officeooo:rsid="0028300f"/>
    </style:style>
    <style:style style:name="T19" style:family="text">
      <style:text-properties fo:color="#c9211e" loext:opacity="100%" officeooo:rsid="0029f09d"/>
    </style:style>
    <style:style style:name="T20" style:family="text">
      <style:text-properties fo:color="#c9211e" loext:opacity="100%" officeooo:rsid="002a838b"/>
    </style:style>
    <style:style style:name="T21" style:family="text">
      <style:text-properties fo:color="#c9211e" loext:opacity="100%" officeooo:rsid="002b061f"/>
    </style:style>
    <style:style style:name="T22" style:family="text">
      <style:text-properties fo:color="#c9211e" loext:opacity="100%" officeooo:rsid="002ee501"/>
    </style:style>
    <style:style style:name="T23" style:family="text">
      <style:text-properties fo:color="#c9211e" loext:opacity="100%" officeooo:rsid="00316d20"/>
    </style:style>
    <style:style style:name="T24" style:family="text">
      <style:text-properties fo:color="#c9211e" loext:opacity="100%" officeooo:rsid="0037a1e8"/>
    </style:style>
    <style:style style:name="T25" style:family="text">
      <style:text-properties fo:color="#c9211e" loext:opacity="100%" officeooo:rsid="003ffe41"/>
    </style:style>
    <style:style style:name="T26" style:family="text">
      <style:text-properties fo:color="#c9211e" loext:opacity="100%" officeooo:rsid="004187ad"/>
    </style:style>
    <style:style style:name="T27" style:family="text">
      <style:text-properties fo:color="#c9211e" loext:opacity="100%" officeooo:rsid="00a9c4f8"/>
    </style:style>
    <style:style style:name="T28" style:family="text">
      <style:text-properties fo:color="#c9211e" loext:opacity="100%" officeooo:rsid="00ddd29f"/>
    </style:style>
    <style:style style:name="T29" style:family="text">
      <style:text-properties fo:color="#c9211e" loext:opacity="100%" officeooo:rsid="00e48030"/>
    </style:style>
    <style:style style:name="T30" style:family="text">
      <style:text-properties fo:color="#c9211e" loext:opacity="100%" officeooo:rsid="00c0f844"/>
    </style:style>
    <style:style style:name="T31" style:family="text">
      <style:text-properties fo:color="#c9211e" loext:opacity="100%" officeooo:rsid="00c1597c"/>
    </style:style>
    <style:style style:name="T32" style:family="text">
      <style:text-properties fo:color="#c9211e" loext:opacity="100%" officeooo:rsid="00c2751e"/>
    </style:style>
    <style:style style:name="T33" style:family="text">
      <style:text-properties fo:color="#c9211e" loext:opacity="100%" officeooo:rsid="00c42b8f"/>
    </style:style>
    <style:style style:name="T34" style:family="text">
      <style:text-properties fo:color="#c9211e" loext:opacity="100%" officeooo:rsid="016ed29a"/>
    </style:style>
    <style:style style:name="T35" style:family="text">
      <style:text-properties officeooo:rsid="0021bb07"/>
    </style:style>
    <style:style style:name="T36" style:family="text">
      <style:text-properties officeooo:rsid="00204935"/>
    </style:style>
    <style:style style:name="T37" style:family="text">
      <style:text-properties officeooo:rsid="00241584"/>
    </style:style>
    <style:style style:name="T38" style:family="text">
      <style:text-properties officeooo:rsid="00249458"/>
    </style:style>
    <style:style style:name="T39" style:family="text">
      <style:text-properties officeooo:rsid="00262b13"/>
    </style:style>
    <style:style style:name="T40" style:family="text">
      <style:text-properties officeooo:rsid="0036dd3d"/>
    </style:style>
    <style:style style:name="T41" style:family="text">
      <style:text-properties officeooo:rsid="002a0d3a"/>
    </style:style>
    <style:style style:name="T42" style:family="text">
      <style:text-properties officeooo:rsid="0027c9f6"/>
    </style:style>
    <style:style style:name="T43" style:family="text">
      <style:text-properties officeooo:rsid="002b6d88"/>
    </style:style>
    <style:style style:name="T44" style:family="text">
      <style:text-properties officeooo:rsid="002da2bd"/>
    </style:style>
    <style:style style:name="T45" style:family="text">
      <style:text-properties officeooo:rsid="002a2d9f"/>
    </style:style>
    <style:style style:name="T46" style:family="text">
      <style:text-properties officeooo:rsid="002baa53"/>
    </style:style>
    <style:style style:name="T47" style:family="text">
      <style:text-properties officeooo:rsid="00301cb3"/>
    </style:style>
    <style:style style:name="T48" style:family="text">
      <style:text-properties officeooo:rsid="0031b3f1"/>
    </style:style>
    <style:style style:name="T49" style:family="text">
      <style:text-properties officeooo:rsid="00335c0d"/>
    </style:style>
    <style:style style:name="T50" style:family="text">
      <style:text-properties officeooo:rsid="00351e61"/>
    </style:style>
    <style:style style:name="T51" style:family="text">
      <style:text-properties officeooo:rsid="0041dc8a"/>
    </style:style>
    <style:style style:name="T52" style:family="text">
      <style:text-properties officeooo:rsid="003a71f2"/>
    </style:style>
    <style:style style:name="T53" style:family="text">
      <style:text-properties officeooo:rsid="003b8d84"/>
    </style:style>
    <style:style style:name="T54" style:family="text">
      <style:text-properties officeooo:rsid="003c9075"/>
    </style:style>
    <style:style style:name="T55" style:family="text">
      <style:text-properties fo:color="#000000" loext:opacity="100%" officeooo:rsid="003c9075"/>
    </style:style>
    <style:style style:name="T56" style:family="text">
      <style:text-properties fo:color="#000000" loext:opacity="100%" officeooo:rsid="0042ba62"/>
    </style:style>
    <style:style style:name="T57" style:family="text">
      <style:text-properties fo:color="#000000" loext:opacity="100%" officeooo:rsid="003e3657"/>
    </style:style>
    <style:style style:name="T58" style:family="text">
      <style:text-properties fo:color="#000000" loext:opacity="100%" officeooo:rsid="004010e3"/>
    </style:style>
    <style:style style:name="T59" style:family="text">
      <style:text-properties fo:color="#000000" loext:opacity="100%" officeooo:rsid="001d8d23"/>
    </style:style>
    <style:style style:name="T60" style:family="text">
      <style:text-properties fo:color="#000000" loext:opacity="100%" officeooo:rsid="001f0b05"/>
    </style:style>
    <style:style style:name="T61" style:family="text">
      <style:text-properties fo:color="#000000" loext:opacity="100%" officeooo:rsid="0020115b"/>
    </style:style>
    <style:style style:name="T62" style:family="text">
      <style:text-properties fo:color="#000000" loext:opacity="100%" officeooo:rsid="00c42b8f"/>
    </style:style>
    <style:style style:name="T63" style:family="text">
      <style:text-properties fo:color="#000000" loext:opacity="100%" officeooo:rsid="010e986d"/>
    </style:style>
    <style:style style:name="T64" style:family="text">
      <style:text-properties fo:color="#ff0000" loext:opacity="100%" officeooo:rsid="0041dc8a"/>
    </style:style>
    <style:style style:name="T65" style:family="text">
      <style:text-properties fo:color="#ff0000" loext:opacity="100%" officeooo:rsid="001e5a9d"/>
    </style:style>
    <style:style style:name="T66" style:family="text">
      <style:text-properties fo:color="#ff0000" loext:opacity="100%" officeooo:rsid="0021c1e6"/>
    </style:style>
    <style:style style:name="T67" style:family="text">
      <style:text-properties fo:color="#ff0000" loext:opacity="100%" officeooo:rsid="0021fa37"/>
    </style:style>
    <style:style style:name="T68" style:family="text">
      <style:text-properties fo:color="#ff0000" loext:opacity="100%" officeooo:rsid="00cfd6bc"/>
    </style:style>
    <style:style style:name="T69" style:family="text">
      <style:text-properties fo:color="#ff0000" loext:opacity="100%" officeooo:rsid="00d103fc"/>
    </style:style>
    <style:style style:name="T70" style:family="text">
      <style:text-properties fo:color="#ff0000" loext:opacity="100%" officeooo:rsid="00d31ee1"/>
    </style:style>
    <style:style style:name="T71" style:family="text">
      <style:text-properties fo:color="#ff0000" loext:opacity="100%" officeooo:rsid="00d06d5d"/>
    </style:style>
    <style:style style:name="T72" style:family="text">
      <style:text-properties fo:color="#ff0000" loext:opacity="100%" officeooo:rsid="011714f6"/>
    </style:style>
    <style:style style:name="T73" style:family="text">
      <style:text-properties fo:color="#ff0000" loext:opacity="100%" officeooo:rsid="0111bb9d"/>
    </style:style>
    <style:style style:name="T74" style:family="text">
      <style:text-properties fo:color="#ff0000" loext:opacity="100%" officeooo:rsid="011583ee"/>
    </style:style>
    <style:style style:name="T75" style:family="text">
      <style:text-properties fo:color="#ff0000" loext:opacity="100%" officeooo:rsid="016ed29a"/>
    </style:style>
    <style:style style:name="T76" style:family="text">
      <style:text-properties officeooo:rsid="004010e3"/>
    </style:style>
    <style:style style:name="T77" style:family="text">
      <style:text-properties officeooo:rsid="0013a8df"/>
    </style:style>
    <style:style style:name="T78" style:family="text">
      <style:text-properties officeooo:rsid="00177b97"/>
    </style:style>
    <style:style style:name="T79" style:family="text">
      <style:text-properties officeooo:rsid="001909df"/>
    </style:style>
    <style:style style:name="T80" style:family="text">
      <style:text-properties officeooo:rsid="0019c9ca"/>
    </style:style>
    <style:style style:name="T81" style:family="text">
      <style:text-properties officeooo:rsid="001a722a"/>
    </style:style>
    <style:style style:name="T82" style:family="text">
      <style:text-properties officeooo:rsid="001c2a98"/>
    </style:style>
    <style:style style:name="T83" style:family="text">
      <style:text-properties officeooo:rsid="001d8d23"/>
    </style:style>
    <style:style style:name="T84" style:family="text">
      <style:text-properties fo:color="#f10d0c" loext:opacity="100%" officeooo:rsid="001d8d23"/>
    </style:style>
    <style:style style:name="T85" style:family="text">
      <style:text-properties officeooo:rsid="001e533b"/>
    </style:style>
    <style:style style:name="T86" style:family="text">
      <style:text-properties officeooo:rsid="001e5a9d"/>
    </style:style>
    <style:style style:name="T87" style:family="text">
      <style:text-properties officeooo:rsid="001f0b05"/>
    </style:style>
    <style:style style:name="T88" style:family="text">
      <style:text-properties officeooo:rsid="0020115b"/>
    </style:style>
    <style:style style:name="T89" style:family="text">
      <style:text-properties officeooo:rsid="002191b1"/>
    </style:style>
    <style:style style:name="T90" style:family="text">
      <style:text-properties officeooo:rsid="0021c1e6"/>
    </style:style>
    <style:style style:name="T91" style:family="text">
      <style:text-properties officeooo:rsid="0021c74b"/>
    </style:style>
    <style:style style:name="T92" style:family="text">
      <style:text-properties officeooo:rsid="0021fa37"/>
    </style:style>
    <style:style style:name="T93" style:family="text">
      <style:text-properties officeooo:rsid="00265335"/>
    </style:style>
    <style:style style:name="T94" style:family="text">
      <style:text-properties officeooo:rsid="0027a95a"/>
    </style:style>
    <style:style style:name="T95" style:family="text">
      <style:text-properties officeooo:rsid="0028300f"/>
    </style:style>
    <style:style style:name="T96" style:family="text">
      <style:text-properties officeooo:rsid="002887ac"/>
    </style:style>
    <style:style style:name="T97" style:family="text">
      <style:text-properties officeooo:rsid="00295350"/>
    </style:style>
    <style:style style:name="T98" style:family="text">
      <style:text-properties officeooo:rsid="0014dfe1"/>
    </style:style>
    <style:style style:name="T99" style:family="text">
      <style:text-properties officeooo:rsid="0029f09d"/>
    </style:style>
    <style:style style:name="T100" style:family="text">
      <style:text-properties officeooo:rsid="002a55e9"/>
    </style:style>
    <style:style style:name="T101" style:family="text">
      <style:text-properties officeooo:rsid="002b7273"/>
    </style:style>
    <style:style style:name="T102" style:family="text">
      <style:text-properties officeooo:rsid="002d4133"/>
    </style:style>
    <style:style style:name="T103" style:family="text">
      <style:text-properties officeooo:rsid="002ee501"/>
    </style:style>
    <style:style style:name="T104" style:family="text">
      <style:text-properties officeooo:rsid="002fc054"/>
    </style:style>
    <style:style style:name="T105" style:family="text">
      <style:text-properties officeooo:rsid="0032ad33"/>
    </style:style>
    <style:style style:name="T106" style:family="text">
      <style:text-properties officeooo:rsid="00340ad6"/>
    </style:style>
    <style:style style:name="T107" style:family="text">
      <style:text-properties officeooo:rsid="0035ce2d"/>
    </style:style>
    <style:style style:name="T108" style:family="text">
      <style:text-properties officeooo:rsid="00363777"/>
    </style:style>
    <style:style style:name="T109" style:family="text">
      <style:text-properties officeooo:rsid="0037a1e8"/>
    </style:style>
    <style:style style:name="T110" style:family="text">
      <style:text-properties officeooo:rsid="003a955e"/>
    </style:style>
    <style:style style:name="T111" style:family="text">
      <style:text-properties officeooo:rsid="003b79ef"/>
    </style:style>
    <style:style style:name="T112" style:family="text">
      <style:text-properties officeooo:rsid="003c3b30"/>
    </style:style>
    <style:style style:name="T113" style:family="text">
      <style:text-properties officeooo:rsid="003c5b50"/>
    </style:style>
    <style:style style:name="T114" style:family="text">
      <style:text-properties officeooo:rsid="003d59eb"/>
    </style:style>
    <style:style style:name="T115" style:family="text">
      <style:text-properties officeooo:rsid="0042dc72"/>
    </style:style>
    <style:style style:name="T116" style:family="text">
      <style:text-properties officeooo:rsid="0082ded6"/>
    </style:style>
    <style:style style:name="T117" style:family="text">
      <style:text-properties officeooo:rsid="01203a78"/>
    </style:style>
    <style:style style:name="T118" style:family="text">
      <style:text-properties officeooo:rsid="0087d6c7"/>
    </style:style>
    <style:style style:name="T119" style:family="text">
      <style:text-properties officeooo:rsid="012753e4"/>
    </style:style>
    <style:style style:name="T120" style:family="text">
      <style:text-properties officeooo:rsid="0011bb9f"/>
    </style:style>
    <style:style style:name="T121" style:family="text">
      <style:text-properties officeooo:rsid="0084b8c7"/>
    </style:style>
    <style:style style:name="T122" style:family="text">
      <style:text-properties officeooo:rsid="0124090a"/>
    </style:style>
    <style:style style:name="T123" style:family="text">
      <style:text-properties officeooo:rsid="01259f8c"/>
    </style:style>
    <style:style style:name="T124" style:family="text">
      <style:text-properties officeooo:rsid="00132b5d"/>
    </style:style>
    <style:style style:name="T125" style:family="text">
      <style:text-properties officeooo:rsid="00889dca"/>
    </style:style>
    <style:style style:name="T126" style:family="text">
      <style:text-properties officeooo:rsid="001448da"/>
    </style:style>
    <style:style style:name="T127" style:family="text">
      <style:text-properties officeooo:rsid="00bbe7d7"/>
    </style:style>
    <style:style style:name="T128" style:family="text">
      <style:text-properties officeooo:rsid="00b77282"/>
    </style:style>
    <style:style style:name="T129" style:family="text">
      <style:text-properties officeooo:rsid="00d75b35"/>
    </style:style>
    <style:style style:name="T130" style:family="text">
      <style:text-properties officeooo:rsid="00dc3b75"/>
    </style:style>
    <style:style style:name="T131" style:family="text">
      <style:text-properties officeooo:rsid="0089813f"/>
    </style:style>
    <style:style style:name="T132" style:family="text">
      <style:text-properties officeooo:rsid="00a76b84"/>
    </style:style>
    <style:style style:name="T133" style:family="text">
      <style:text-properties officeooo:rsid="00a880e3"/>
    </style:style>
    <style:style style:name="T134" style:family="text">
      <style:text-properties officeooo:rsid="00a9c4f8"/>
    </style:style>
    <style:style style:name="T135" style:family="text">
      <style:text-properties officeooo:rsid="00aaa41b"/>
    </style:style>
    <style:style style:name="T136" style:family="text">
      <style:text-properties officeooo:rsid="00ad716a"/>
    </style:style>
    <style:style style:name="T137" style:family="text">
      <style:text-properties officeooo:rsid="00dbe12b"/>
    </style:style>
    <style:style style:name="T138" style:family="text">
      <style:text-properties officeooo:rsid="00aba871"/>
    </style:style>
    <style:style style:name="T139" style:family="text">
      <style:text-properties officeooo:rsid="00d75efc"/>
    </style:style>
    <style:style style:name="T140" style:family="text">
      <style:text-properties officeooo:rsid="00d90f5c"/>
    </style:style>
    <style:style style:name="T141" style:family="text">
      <style:text-properties officeooo:rsid="00d8907a"/>
    </style:style>
    <style:style style:name="T142" style:family="text">
      <style:text-properties officeooo:rsid="00d9e95a"/>
    </style:style>
    <style:style style:name="T143" style:family="text">
      <style:text-properties officeooo:rsid="00aee2cb"/>
    </style:style>
    <style:style style:name="T144" style:family="text">
      <style:text-properties officeooo:rsid="00af1d8a"/>
    </style:style>
    <style:style style:name="T145" style:family="text">
      <style:text-properties officeooo:rsid="00f18299"/>
    </style:style>
    <style:style style:name="T146" style:family="text">
      <style:text-properties officeooo:rsid="00f18ec8"/>
    </style:style>
    <style:style style:name="T147" style:family="text">
      <style:text-properties officeooo:rsid="00f13f44"/>
    </style:style>
    <style:style style:name="T148" style:family="text">
      <style:text-properties officeooo:rsid="00ddd29f"/>
    </style:style>
    <style:style style:name="T149" style:family="text">
      <style:text-properties officeooo:rsid="00e5679d"/>
    </style:style>
    <style:style style:name="T150" style:family="text">
      <style:text-properties officeooo:rsid="00e6feb2"/>
    </style:style>
    <style:style style:name="T151" style:family="text">
      <style:text-properties officeooo:rsid="00df8bf2"/>
    </style:style>
    <style:style style:name="T152" style:family="text">
      <style:text-properties officeooo:rsid="00af50ba"/>
    </style:style>
    <style:style style:name="T153" style:family="text">
      <style:text-properties officeooo:rsid="00b1495a"/>
    </style:style>
    <style:style style:name="T154" style:family="text">
      <style:text-properties officeooo:rsid="00e9665c"/>
    </style:style>
    <style:style style:name="T155" style:family="text">
      <style:text-properties officeooo:rsid="00e8c23d"/>
    </style:style>
    <style:style style:name="T156" style:family="text">
      <style:text-properties officeooo:rsid="00eb8583"/>
    </style:style>
    <style:style style:name="T157" style:family="text">
      <style:text-properties officeooo:rsid="00ebcc06"/>
    </style:style>
    <style:style style:name="T158" style:family="text">
      <style:text-properties officeooo:rsid="0103b4a6"/>
    </style:style>
    <style:style style:name="T159" style:family="text">
      <style:text-properties officeooo:rsid="00ed157c"/>
    </style:style>
    <style:style style:name="T160" style:family="text">
      <style:text-properties officeooo:rsid="00ee37ab"/>
    </style:style>
    <style:style style:name="T161" style:family="text">
      <style:text-properties officeooo:rsid="00f02617"/>
    </style:style>
    <style:style style:name="T162" style:family="text">
      <style:text-properties officeooo:rsid="00befdc5"/>
    </style:style>
    <style:style style:name="T163" style:family="text">
      <style:text-properties officeooo:rsid="00e1cc23"/>
    </style:style>
    <style:style style:name="T164" style:family="text">
      <style:text-properties officeooo:rsid="00c1597c"/>
    </style:style>
    <style:style style:name="T165" style:family="text">
      <style:text-properties officeooo:rsid="00c2751e"/>
    </style:style>
    <style:style style:name="T166" style:family="text">
      <style:text-properties officeooo:rsid="00e016c9"/>
    </style:style>
    <style:style style:name="T167" style:family="text">
      <style:text-properties officeooo:rsid="00e126f0"/>
    </style:style>
    <style:style style:name="T168" style:family="text">
      <style:text-properties officeooo:rsid="00e38738"/>
    </style:style>
    <style:style style:name="T169" style:family="text">
      <style:text-properties officeooo:rsid="00b1f726"/>
    </style:style>
    <style:style style:name="T170" style:family="text">
      <style:text-properties officeooo:rsid="00e3d50c"/>
    </style:style>
    <style:style style:name="T171" style:family="text">
      <style:text-properties officeooo:rsid="00e4245d"/>
    </style:style>
    <style:style style:name="T172" style:family="text">
      <style:text-properties officeooo:rsid="00f3d16d"/>
    </style:style>
    <style:style style:name="T173" style:family="text">
      <style:text-properties officeooo:rsid="00f44121"/>
    </style:style>
    <style:style style:name="T174" style:family="text">
      <style:text-properties officeooo:rsid="00f4c1bb"/>
    </style:style>
    <style:style style:name="T175" style:family="text">
      <style:text-properties officeooo:rsid="00f4e9d1"/>
    </style:style>
    <style:style style:name="T176" style:family="text">
      <style:text-properties officeooo:rsid="00c8f7e5"/>
    </style:style>
    <style:style style:name="T177" style:family="text">
      <style:text-properties officeooo:rsid="00f69d2d"/>
    </style:style>
    <style:style style:name="T178" style:family="text">
      <style:text-properties officeooo:rsid="00f4f956"/>
    </style:style>
    <style:style style:name="T179" style:family="text">
      <style:text-properties officeooo:rsid="00f5ded5"/>
    </style:style>
    <style:style style:name="T180" style:family="text">
      <style:text-properties officeooo:rsid="00f631c1"/>
    </style:style>
    <style:style style:name="T181" style:family="text">
      <style:text-properties officeooo:rsid="010107ad"/>
    </style:style>
    <style:style style:name="T182" style:family="text">
      <style:text-properties officeooo:rsid="00fa404c"/>
    </style:style>
    <style:style style:name="T183" style:family="text">
      <style:text-properties officeooo:rsid="00f6d37c"/>
    </style:style>
    <style:style style:name="T184" style:family="text">
      <style:text-properties officeooo:rsid="00fb219c"/>
    </style:style>
    <style:style style:name="T185" style:family="text">
      <style:text-properties officeooo:rsid="00f89b12"/>
    </style:style>
    <style:style style:name="T186" style:family="text">
      <style:text-properties officeooo:rsid="00ff3fea"/>
    </style:style>
    <style:style style:name="T187" style:family="text">
      <style:text-properties officeooo:rsid="011aef7c"/>
    </style:style>
    <style:style style:name="T188" style:family="text">
      <style:text-properties officeooo:rsid="00fba0bd"/>
    </style:style>
    <style:style style:name="T189" style:family="text">
      <style:text-properties officeooo:rsid="00fdf157"/>
    </style:style>
    <style:style style:name="T190" style:family="text">
      <style:text-properties officeooo:rsid="011caf5d"/>
    </style:style>
    <style:style style:name="T191" style:family="text">
      <style:text-properties officeooo:rsid="011dbe02"/>
    </style:style>
    <style:style style:name="T192" style:family="text">
      <style:text-properties officeooo:rsid="00ca44d1"/>
    </style:style>
    <style:style style:name="T193" style:family="text">
      <style:text-properties officeooo:rsid="00bddb49"/>
    </style:style>
    <style:style style:name="T194" style:family="text">
      <style:text-properties officeooo:rsid="00bdf13a"/>
    </style:style>
    <style:style style:name="T195" style:family="text">
      <style:text-properties officeooo:rsid="0101b0ed"/>
    </style:style>
    <style:style style:name="T196" style:family="text">
      <style:text-properties officeooo:rsid="010219f2"/>
    </style:style>
    <style:style style:name="T197" style:family="text">
      <style:text-properties officeooo:rsid="0105a4dc"/>
    </style:style>
    <style:style style:name="T198" style:family="text">
      <style:text-properties officeooo:rsid="00bf59b5"/>
    </style:style>
    <style:style style:name="T199" style:family="text">
      <style:text-properties officeooo:rsid="00c42b8f"/>
    </style:style>
    <style:style style:name="T200" style:family="text">
      <style:text-properties officeooo:rsid="010a6340"/>
    </style:style>
    <style:style style:name="T201" style:family="text">
      <style:text-properties officeooo:rsid="010b45c1"/>
    </style:style>
    <style:style style:name="T202" style:family="text">
      <style:text-properties officeooo:rsid="010cedd9"/>
    </style:style>
    <style:style style:name="T203" style:family="text">
      <style:text-properties officeooo:rsid="010b5a0a"/>
    </style:style>
    <style:style style:name="T204" style:family="text">
      <style:text-properties officeooo:rsid="010e166f"/>
    </style:style>
    <style:style style:name="T205" style:family="text">
      <style:text-properties officeooo:rsid="010e986d"/>
    </style:style>
    <style:style style:name="T206" style:family="text">
      <style:text-properties officeooo:rsid="010630a6"/>
    </style:style>
    <style:style style:name="T207" style:family="text">
      <style:text-properties officeooo:rsid="00a10c4a"/>
    </style:style>
    <style:style style:name="T208" style:family="text">
      <style:text-properties officeooo:rsid="00a48058"/>
    </style:style>
    <style:style style:name="T209" style:family="text">
      <style:text-properties officeooo:rsid="00a66c9d"/>
    </style:style>
    <style:style style:name="T210" style:family="text">
      <style:text-properties officeooo:rsid="00a744ae"/>
    </style:style>
    <style:style style:name="T211" style:family="text">
      <style:text-properties officeooo:rsid="0111102d"/>
    </style:style>
    <style:style style:name="T212" style:family="text">
      <style:text-properties officeooo:rsid="0111bb9d"/>
    </style:style>
    <style:style style:name="T213" style:family="text">
      <style:text-properties officeooo:rsid="01137d43"/>
    </style:style>
    <style:style style:name="T214" style:family="text">
      <style:text-properties officeooo:rsid="01130f5b"/>
    </style:style>
    <style:style style:name="T215" style:family="text">
      <style:text-properties officeooo:rsid="01176aee"/>
    </style:style>
    <style:style style:name="T216" style:family="text">
      <style:text-properties officeooo:rsid="011714f6"/>
    </style:style>
    <style:style style:name="T217" style:family="text">
      <style:text-properties officeooo:rsid="00cdd1c9"/>
    </style:style>
    <style:style style:name="T218" style:family="text">
      <style:text-properties officeooo:rsid="01195521"/>
    </style:style>
    <style:style style:name="T219" style:family="text">
      <style:text-properties officeooo:rsid="0119474e"/>
    </style:style>
    <style:style style:name="T220" style:family="text">
      <style:text-properties officeooo:rsid="016f3abc"/>
    </style:style>
    <style:style style:name="T221" style:family="text">
      <style:text-properties officeooo:rsid="0170e4ad"/>
    </style:style>
    <style:style style:name="T222" style:family="text">
      <style:text-properties officeooo:rsid="016dcbf8"/>
    </style:style>
    <style:style style:name="T223" style:family="text">
      <style:text-properties officeooo:rsid="016ed29a"/>
    </style:style>
    <style:style style:name="T224" style:family="text">
      <style:text-properties officeooo:rsid="0051a6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ursystem</text:p>
      <text:p text:style-name="P1"/>
      <text:p text:style-name="P1">-<text:span text:style-name="T3">kapitel gibt überblick über system, welches terrain texturiert</text:span></text:p>
      <text:p text:style-name="P1">-<text:span text:style-name="T3">input für textursystem: output des terraingenerators und des biomgenerators aus kapitel 2</text:span></text:p>
      <text:p text:style-name="P5"><text:span text:style-name="T1">-</text:span><text:span text:style-name="T3">Ziele:</text:span></text:p>
      <text:list xml:id="list1442596319" text:style-name="L1">
        <text:list-item>
          <text:p text:style-name="P56">Realismus: durch texturierung soll das modell für den nutzer visuell näher an reales landschaftsbild herangeführt werden</text:p>
        </text:list-item>
        <text:list-item>
          <text:p text:style-name="P56">Flexibilität: der nutzer soll in der lage sein, <text:span text:style-name="T4">sowohl die texturen als auch die texturübergänge individuell anzupassen und auszutauschen</text:span></text:p>
        </text:list-item>
        <text:list-item>
          <text:p text:style-name="P57">Performance: die berechnungszeiten des textursystems sollten den nutzer zu keinem zeitpunkt in seinen handlungen einschränken</text:p>
        </text:list-item>
        <text:list-item>
          <text:p text:style-name="P57">Benutzbarkeit: der nutzer sollte in der lage sein die funktionen des textursystems in vollem umfang zu nutzen, vorausgesetzt er besitzt erfahrung mit der unity game engine</text:p>
        </text:list-item>
      </text:list>
      <text:p text:style-name="P1"/>
      <text:p text:style-name="P2">3.1 <text:span text:style-name="T2">Theoretische Grundlagen </text:span>&amp; <text:span text:style-name="T2">Verwandte Arbeiten</text:span></text:p>
      <text:p text:style-name="P2"/>
      <text:p text:style-name="P2">-<text:span text:style-name="T5">kapiteleinführung später</text:span></text:p>
      <text:p text:style-name="P2"/>
      <text:p text:style-name="P6">3.1.1 <text:span text:style-name="T6">Grafik-Pipeline </text:span><text:span text:style-name="T8">(</text:span><text:span text:style-name="T9">sources</text:span><text:span text:style-name="T8">: real-time-rendering book </text:span><text:span text:style-name="T10">S11, </text:span><text:span text:style-name="T11">grafics pipeline </text:span><text:span text:style-name="T15">book</text:span><text:span text:style-name="T8">)</text:span></text:p>
      <text:p text:style-name="P6"/>
      <text:p text:style-name="P6">-<text:span text:style-name="T6">grafik pipeline (auch render pipeline) generiert 2D bild aus 3D Objekten, lichtquellen, texturen, und weitere</text:span></text:p>
      <text:p text:style-name="P6">-<text:span text:style-name="T35">bildet kern der echtzeitvisualisierung</text:span></text:p>
      <text:p text:style-name="P6">-<text:span text:style-name="T36">position &amp; form von objekten im finalen bild von deren geometrie, der charakteristik ihrer umgebung und der platzierung der kamera in dieser umgebung bestimmt</text:span></text:p>
      <text:p text:style-name="P6">-<text:span text:style-name="T36">oberflächenerscheinung von objekten durch materialien, lichtquellen, texturen und shad</text:span><text:span text:style-name="T35">er</text:span><text:span text:style-name="T36"> modelle bestimmt</text:span></text:p>
      <text:p text:style-name="P6">-<text:span text:style-name="T37">basisarchitektur einer grafik pipeline umfasst 3 phasen: Anwendungsphase, Geometriephase, Rasterisierungsphase</text:span></text:p>
      <text:p text:style-name="P6">-<text:span text:style-name="T37">einzelne phasen können erneut pipelines oder parallelisiert sein</text:span></text:p>
      <text:p text:style-name="P6"/>
      <text:p text:style-name="P6">-<text:span text:style-name="T37">in Anwendungsphase </text:span><text:span text:style-name="T38">werden genaue spezifikationen der zu rendernden grundelemente (</text:span><text:span text:style-name="T39">eckpunkten</text:span><text:span text:style-name="T38">, linien und dreiecke) bestimmt, die an geometriephase weitergeleitet werden</text:span></text:p>
      <text:p text:style-name="P6">-<text:span text:style-name="T38">typisch für diese phase sind kollisionsberechnungen, verwertung von nutzereingaben, animationsberechnungen und weitere</text:span></text:p>
      <text:p text:style-name="P6">-<text:span text:style-name="T37">anwendungsphase vollständig auf cpu ausgeführt → entwickler hat volle kontrolle </text:span><text:span text:style-name="T38">über geschehnisse in dieser phase</text:span></text:p>
      <text:p text:style-name="P6"/>
      <text:p text:style-name="P6">-<text:span text:style-name="T39">geometriephase verantwortlich für allermeisten berechnungen auf polygonen und eckpunkten</text:span></text:p>
      <text:p text:style-name="P6">-<text:span text:style-name="T40">neben objekten wird auch virtuelle kamera von szene definiert → gibt position und blickrichtung für das rendern der szene vor</text:span></text:p>
      <text:p text:style-name="P6">-<text:span text:style-name="T40">im ersten schritt der geometriephase wird szene so transformiert, dass kamera im ursprung des koordinatensystems ist und in richtung der z-achse zeigt → vereinfacht spätere berechnungen</text:span></text:p>
      <text:p text:style-name="P6"><text:tab/><text:span text:style-name="T7">-</text:span><text:span text:style-name="T12">figure:</text:span><text:span text:style-name="T13"> </text:span><text:span text:style-name="T8">real-time-rendering </text:span><text:span text:style-name="T12">book</text:span><text:span text:style-name="T8"> </text:span><text:span text:style-name="T10">S</text:span><text:span text:style-name="T14">17</text:span></text:p>
      <text:p text:style-name="P6">-<text:span text:style-name="T41">danach </text:span><text:span text:style-name="T42">vertex shading: auswirkungen von lichteinfall auf materialien in der szene </text:span><text:span text:style-name="T40">als „texture enhancement factor“ berechnen</text:span></text:p>
      <text:p text:style-name="P6">-<text:span text:style-name="T41">danach projektionsschritt: transformier</text:span><text:span text:style-name="T43">t </text:span><text:span text:style-name="T44">koordinaten aus dem</text:span><text:span text:style-name="T41"> view volume in </text:span><text:span text:style-name="T44">den</text:span><text:span text:style-name="T41"> einheitswürfel</text:span></text:p>
      <text:p text:style-name="P18">-orthogonale und perspektivische projektion möglich</text:p>
      <text:p text:style-name="P6">-<text:span text:style-name="T45">orthogonale projektion: parallele</text:span><text:span text:style-name="T43">n im objektraum</text:span><text:span text:style-name="T45"> bleiben parallel nach der transformation </text:span><text:span text:style-name="T43">in den bildraum</text:span><text:span text:style-name="T45"> → oft verwendet für technische darstellungen, </text:span><text:span text:style-name="T43">aber unbrauchbar fürealistische ansichten von bspw landschaften (erscheinen verzerrt für den betrachter)</text:span></text:p>
      <text:p text:style-name="P6"><text:soft-page-break/><text:tab/><text:span text:style-name="T7">-</text:span><text:span text:style-name="T12">figure:</text:span><text:span text:style-name="T13"> </text:span><text:span text:style-name="T8">real-time-rendering </text:span><text:span text:style-name="T12">book</text:span><text:span text:style-name="T8"> </text:span><text:span text:style-name="T10">S1</text:span><text:span text:style-name="T13">8</text:span></text:p>
      <text:p text:style-name="P6">-<text:span text:style-name="T45">perspektivische projektion: </text:span><text:span text:style-name="T43">ahmt reales perspektivisches sehen nach → entfernte objekte erscheinen kleiner und parallelen vereinen sich evtl am horizont</text:span></text:p>
      <text:p text:style-name="P6">-<text:span text:style-name="T46">nach projektion kommt clipping: geometrie die aus dem view frustrum bzw dem einheitswürfel herausragt durch das ersetzen von eckpunkten auf diesen bereich begrenzen → nur sichtbare geometrie weiter verarbeiten</text:span></text:p>
      <text:p text:style-name="P6">-<text:span text:style-name="T46">abschluss der geometriephase ist screen mapping: </text:span><text:span text:style-name="T47">verschiebung</text:span><text:span text:style-name="T44"> der geometrie koordinaten</text:span><text:span text:style-name="T47"> gefolgt von einer skalierungsoperation → ergebnis sind die koordinaten der geometrie auf dem ausgabegerät</text:span></text:p>
      <text:p text:style-name="P6"/>
      <text:p text:style-name="P6">-<text:span text:style-name="T48">abschluss der grafik pipeline ist </text:span><text:span text:style-name="T47">rasterisierungsphase: </text:span><text:span text:style-name="T48">geometrische kontinuierliche grundelemente werden gerastert, also in diskrete fragmente geteilt → </text:span><text:span text:style-name="T49">als pixel auf dem bildschirm eingesetzt</text:span></text:p>
      <text:p text:style-name="P6">-<text:span text:style-name="T50">eingeschränkte </text:span><text:span text:style-name="T49">sichtbarkeit von pixeln, </text:span><text:span text:style-name="T50">z.b. durch überlappung von polygonen,</text:span><text:span text:style-name="T49"> wird mithilfe eines z–buffer–algorithmus bestimmt</text:span></text:p>
      <text:p text:style-name="P6">-<text:span text:style-name="T49">anschließend wird farbe der pixel auf grundlage von beleuchtungsdaten, textur und anderen materialeigenschaften </text:span><text:span text:style-name="T50">berechnet</text:span></text:p>
      <text:p text:style-name="P6"/>
      <text:p text:style-name="P6"/>
      <text:p text:style-name="P19">(sources: hands on unity book S142<text:span text:style-name="T51">)</text:span></text:p>
      <text:p text:style-name="P6">-<text:span text:style-name="T52">in Unity Game Engine in frühen Versionen lediglich eine einzige Render Pipeline → heute built in render pipeline genannt</text:span></text:p>
      <text:p text:style-name="P6">-<text:span text:style-name="T52">diese verfügte über sämtliche notwendigen features zur entwicklung von allen möglichen projekten, z.b. grafikberechnungen für 2d mobilgeräte, simple 3d grafik oder auch high end grafik für konsolen und pc</text:span></text:p>
      <text:p text:style-name="P6">-<text:span text:style-name="T52">ansatz nicht ideal: verwendung einer großen render pipeline bedeutet, dass diese hochgradig </text:span><text:span text:style-name="T53">individualisierbar</text:span><text:span text:style-name="T52"> sein muss, um </text:span><text:span text:style-name="T53">sich den allermeisten anwendungsszenarios anzupassen → die folge waren overhead und einschränkungen, die nutzbarkeit einschränkten</text:span></text:p>
      <text:p text:style-name="P6">-<text:span text:style-name="T54">2018 </text:span><text:span text:style-name="T9">(srp release 2018 source) </text:span><text:span text:style-name="T55">wurde scriptable render pipeline eingeführt als möglichkeit, auf spezifische projekte zugeschnittene render pipelines zu erstellen</text:span></text:p>
      <text:p text:style-name="P24">-dazu veröffentlichte unity zwei vorgefertigte render pipelines, die auf der SRP aufbauen: die Universal Render Pipeline und die High Definition Render Pipeline</text:p>
      <text:p text:style-name="P6"><text:span text:style-name="T55">-</text:span><text:span text:style-name="T56">diese </text:span><text:span text:style-name="T55">stellen </text:span><text:span text:style-name="T56">e</text:span><text:span text:style-name="T57">rweiterbare</text:span><text:span text:style-name="T55"> basis für nutzer dar, falls dieser seine render pipeline nicht von grund auf neu erstellen möchte</text:span></text:p>
      <text:p text:style-name="P6"><text:span text:style-name="T55">-beide erfüllen unterschiedliche </text:span><text:span text:style-name="T56">aufgaben</text:span><text:span text:style-name="T55">:</text:span></text:p>
      <text:p text:style-name="P6"><text:span text:style-name="T55">-</text:span><text:span text:style-name="T57">URP ist lediglich geeignet für anwendungen die keine herausragenden grafischen anforderungen haben, kann dafür jedoch </text:span><text:span text:style-name="T58">auf </text:span><text:span text:style-name="T56">vielen unterschiedlichen</text:span><text:span text:style-name="T58"> plattformen eingesetzt werden und ist auch auf geräten mit geringer leistung, wie zum beispiel mobilgeräte, verwendbar </text:span><text:span text:style-name="T64">(URP Unity manual)</text:span></text:p>
      <text:p text:style-name="P6"><text:span text:style-name="T57">-HDRP hingegen verfügt über viele features zur unterstützung von anwendungen mit high end grafik. </text:span><text:span text:style-name="T58">Dafür kann mit dieser pipeline lediglich für leistungsstarke endgeräte wie pc und konsole entwickelt werden </text:span><text:span text:style-name="T64">(HDRP Unity manua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3.1.2 <text:span text:style-name="T77">Shader &amp; </text:span><text:span text:style-name="T76">Shader Graph</text:span></text:p>
      <text:p text:style-name="P6"/>
      <text:p text:style-name="P6">-<text:span text:style-name="T78">shading ist eine fundamentale technik, um </text:span><text:span text:style-name="T88">das</text:span><text:span text:style-name="T78"> </text:span><text:span text:style-name="T79">Erscheinungsbild von 3D Objekten zu spezifizieren</text:span></text:p>
      <text:p text:style-name="P7">-<text:span text:style-name="T79">shader stellt benutzerdefiniertes programm </text:span><text:span text:style-name="T83">in einer high-level sprache</text:span><text:span text:style-name="T79"> dar → spricht unterschiedliche code schnittstellen auf der render pipeline an </text:span><text:span text:style-name="T17">(</text:span><text:span text:style-name="T7">https://www.khronos.org/opengl/wiki/Shader</text:span><text:span text:style-name="T17">)</text:span></text:p>
      <text:p text:style-name="P6">-<text:span text:style-name="T79">dabei werden angemessenes Licht-, Dunkelheits- und Farbniveau für die objekte der szene berechnet</text:span></text:p>
      <text:p text:style-name="P6"/>
      <text:p text:style-name="P6">-<text:span text:style-name="T80">erste ansätze wurden in den 1980er jahren </text:span><text:span text:style-name="T81">in form von software renderern entwickelt</text:span></text:p>
      <text:p text:style-name="P6">-<text:span text:style-name="T81">darunter „shade trees“ </text:span><text:span text:style-name="T88">von 1984</text:span><text:span text:style-name="T81">: ein flexibles shading model mit einer baumstruktur </text:span><text:span text:style-name="T88">von Robert L. Cook</text:span><text:span text:style-name="T81">, </text:span><text:span text:style-name="T82">an dem das konzept des einfügens von benutzerdefinierten skripten an vorbestimmten stellen der render pipeline aufgezeigt </text:span><text:span text:style-name="T86">wurde</text:span><text:span text:style-name="T81"> </text:span><text:span text:style-name="T16">(shade trees)</text:span></text:p>
      <text:p text:style-name="P25">-<text:span text:style-name="T88">diese idee cooks ermöglichte entwicklern ab diesem zeitpunkt, viele verschiedene grafische effekte zu erstellen, ohne dabei ständig neuen code zum eigentlichen renderer hinzufügen zu müssen</text:span></text:p>
      <text:p text:style-name="P25"><text:span text:style-name="T81">-</text:span><text:span text:style-name="T82">außerdem </text:span><text:span text:style-name="T83">vorgestellt </text:span><text:span text:style-name="T88">im jahre 1985</text:span><text:span text:style-name="T82">: </text:span><text:span text:style-name="T83">ein Pixel Stream Editor zum design realistischer CGI </text:span><text:span text:style-name="T88">von Ken Perlin</text:span><text:span text:style-name="T83">, </text:span><text:span text:style-name="T88">der auf den ergebnissen von Cook aufbaut</text:span><text:span text:style-name="T83"> </text:span><text:span text:style-name="T84">(an image synthesizer)</text:span><text:span text:style-name="T83"> </text:span><text:span text:style-name="T89">einige bisher sehr aufwändige oder sogar nie dagewesene grafische effekte generierte</text:span></text:p>
      <text:p text:style-name="P33"/>
      <text:p text:style-name="P26">-populär wurden die techniken durch die renderman shading language 1990 <text:span text:style-name="T65">(A Language for Shading and Lighting Calculations)</text:span></text:p>
      <text:p text:style-name="P26"><text:span text:style-name="T85">-Renderman spezifikation is heute ein weit </text:span><text:span text:style-name="T86">verbreiteter</text:span><text:span text:style-name="T85"> industriestandard</text:span></text:p>
      <text:p text:style-name="P26">→ <text:span text:style-name="T86">software renderer mit renderman spe</text:span><text:span text:style-name="T90">z</text:span><text:span text:style-name="T86">ifikation können durch nutzung von shadern oberflächenfarben, verschiebungen, lichtfarben, richtung des lichts </text:span><text:span text:style-name="T87">sowie</text:span><text:span text:style-name="T86"> volumeneffekte </text:span><text:span text:style-name="T87">hervorrufen und beeinflussen</text:span></text:p>
      <text:p text:style-name="P26">-<text:span text:style-name="T86">auf der hardwareebene werden shader verwendet, um vertex transformationen, </text:span><text:span text:style-name="T87">p</text:span><text:span text:style-name="T86">ixelfarben </text:span><text:span text:style-name="T87">und neuerdings auch geometrieänderungen zu</text:span><text:span text:style-name="T86"> spezifizieren</text:span></text:p>
      <text:p text:style-name="P26">-<text:span text:style-name="T87">vertexshader arbeiten dabei ausschließlich </text:span><text:span text:style-name="T88">auf der</text:span><text:span text:style-name="T87"> objektgeometrie (position, texturkoordinaten, normalen, tangenten, binormalen und vertexcolorierungen)</text:span></text:p>
      <text:p text:style-name="P31"><text:span text:style-name="T59">-</text:span><text:span text:style-name="T60">pixelshader hingegen arbeiten nur mit farben auf de</text:span><text:span text:style-name="T61">n</text:span><text:span text:style-name="T60"> auszugebenden Bildpunkt</text:span><text:span text:style-name="T61">en</text:span></text:p>
      <text:p text:style-name="P32"><text:span text:style-name="T60">-</text:span><text:span text:style-name="T61">geometrie shader ändern oder erweitern die bestehende geometrie durch die berechnung neuer vertex gruppen </text:span><text:span text:style-name="T66">(grafics shaders: theory and practice; online tutorials - Shader Konzept)</text:span></text:p>
      <text:p text:style-name="P6"/>
      <text:p text:style-name="P8">-<text:span text:style-name="T90">unity game engine verfügt über </text:span><text:span text:style-name="T91">Authoring tool zur erstellung von individuellen shadern </text:span><text:span text:style-name="T92">ohne programmcode</text:span></text:p>
      <text:p text:style-name="P8"><text:span text:style-name="T91">→ tool wird über UI gesteuert, das auf </text:span><text:span text:style-name="T92">funktionsgraphen</text:span><text:span text:style-name="T91"> basiert</text:span></text:p>
      <text:p text:style-name="P8">-<text:span text:style-name="T91">diese </text:span><text:span text:style-name="T92">graphen</text:span><text:span text:style-name="T91"> können vom nutzer </text:span><text:span text:style-name="T92">durch das hinzufügen und</text:span><text:span text:style-name="T91"> verknüpf</text:span><text:span text:style-name="T92">en von knoten erstellt werden</text:span><text:span text:style-name="T91">, um die gewünschte</text:span><text:span text:style-name="T92">n</text:span><text:span text:style-name="T91"> shader funktionalität</text:span><text:span text:style-name="T92">en </text:span><text:span text:style-name="T91">zu erreichen</text:span></text:p>
      <text:p text:style-name="P8">-<text:span text:style-name="T91">durch das tool erstellte shader sind dynamisch, das heißt der nutzer kann während der entwicklung mit jeder anpassung am shader auch die entsprechende änderung des ergebnisbildes in echtzeit beobachten </text:span><text:span text:style-name="T67">(https://unity.com/de/features/shader-graph)</text:span></text:p>
      <text:p text:style-name="P6"/>
      <text:p text:style-name="P9"/>
      <text:p text:style-name="P9"/>
      <text:p text:style-name="P9"/>
      <text:p text:style-name="P9"/>
      <text:p text:style-name="P9"/>
      <text:p text:style-name="P9"/>
      <text:p text:style-name="P9"/>
      <text:p text:style-name="P9"/>
      <text:p text:style-name="P9"/>
      <text:p text:style-name="P9"/>
      <text:p text:style-name="P9"><text:soft-page-break/>3.1.3 Texture Mapping <text:span text:style-name="T93">&amp; Texture </text:span><text:span text:style-name="T105">Splatting</text:span></text:p>
      <text:p text:style-name="P6"/>
      <text:p text:style-name="P6">-<text:span text:style-name="T94">textur von Paul S. Heckbert </text:span><text:span text:style-name="T18">(a survey of tex mapping)</text:span><text:span text:style-name="T94"> definiert als multidimensionales Bild abgebildet auf </text:span><text:span text:style-name="T95">einen multidimensionalen raum</text:span></text:p>
      <text:p text:style-name="P6">-<text:span text:style-name="T96">die dimension der textur kann für die zwecke der darstellung von objekten im dreidimensionalen raum 3 oder niedriger sein</text:span></text:p>
      <text:p text:style-name="P12">-<text:span text:style-name="T96">Beispiele:</text:span></text:p>
      <text:p text:style-name="P36"><text:tab/>-1D kann gesteinsschichten simulieren</text:p>
      <text:p text:style-name="P6"><text:tab/>-<text:span text:style-name="T96">2d kann wellen, vegetation oder unebenheiten repräsentieren</text:span></text:p>
      <text:p text:style-name="P10"><text:tab/>-<text:span text:style-name="T96">3d kann für darstellung von wolken, holz oder marmor verwendet werden</text:span></text:p>
      <text:p text:style-name="P10">-<text:span text:style-name="T95">durch diese definition werden sowohl sich wiederholende bildmuster wie stoff, grass und ziegelsteinwände als auch nicht wiederholende bilder wie anzeigetafeln oder gemälde eingeschlossen</text:span></text:p>
      <text:p text:style-name="P6"/>
      <text:p text:style-name="P6">-<text:span text:style-name="T96">texture mapping = </text:span><text:span text:style-name="T97">technik um details oder farben auf einem objekt-modell zu definieren</text:span></text:p>
      <text:p text:style-name="P11">-<text:span text:style-name="T97">Heckbert </text:span><text:span text:style-name="T18">(a survey of tex mapping)</text:span><text:span text:style-name="T97"> definiert es als das abbilden einer funktion auf eine dreidimensionale oberfläche</text:span></text:p>
      <text:p text:style-name="P6">-<text:span text:style-name="T99">ursprüngliches texture mapping: zeichnen der transformierten pixel auf 3d oberfläche → wird heute diffuse mapping genannt</text:span></text:p>
      <text:p text:style-name="P6">-<text:span text:style-name="T99">zusätzlich existieren bump mapping, normal mapping, </text:span><text:span text:style-name="T104">alpha</text:span><text:span text:style-name="T100"> mapping, specularity mapping, illumination mapping</text:span><text:span text:style-name="T99"> und weitere komplexe variationen des texture mappings</text:span></text:p>
      <text:p text:style-name="P6">-<text:span text:style-name="T99">gemein haben alle diese techniken, dass keine veränderung der geometrischen auflösung der zielobjekte zur durchführung nötig ist </text:span><text:span text:style-name="T19">(proposed workflow for uv mapping; </text:span><text:span text:style-name="T20">tex for realistic image synthesis</text:span><text:span text:style-name="T19">)</text:span></text:p>
      <text:p text:style-name="P17">-<text:span text:style-name="T100">vorteile des texture mappings: fügt einer szene hohen detailgrad hinzu während der renderaufwand nur moderat angehoben wir</text:span><text:span text:style-name="T110">d </text:span><text:span text:style-name="T21">(fundamentals of tex mapping and image warping</text:span><text:span text:style-name="T26">)</text:span></text:p>
      <text:p text:style-name="P15">-<text:span text:style-name="T110">typischer deffuse mapping ablauf:</text:span></text:p>
      <text:p text:style-name="P15"><text:tab/>-<text:span text:style-name="T111">modell liegt im objektraum als Folge von eckpunkten und zugehörigen UV koordinaten vor</text:span></text:p>
      <text:p text:style-name="P15"><text:tab/>-<text:span text:style-name="T111">verschiedene prozeduren werden angewendet, die die UV koordinaten interpolieren und bildpixel diesen uv koordinaten zuordnen</text:span></text:p>
      <text:p text:style-name="P16"><text:tab/>-<text:span text:style-name="T114">anschließend</text:span><text:span text:style-name="T111"> liegt ein vollständiger UV raum </text:span><text:span text:style-name="T113">mit einer UV textur des modells vor</text:span></text:p>
      <text:p text:style-name="P16"><text:span text:style-name="T111"><text:tab/>→ </text:span><text:span text:style-name="T112">bildtextur </text:span><text:span text:style-name="T113">wird </text:span><text:span text:style-name="T112">auf uv textur projiziert</text:span></text:p>
      <text:p text:style-name="P15"><text:tab/>→ <text:span text:style-name="T112">3d objekt wird </text:span><text:span text:style-name="T113">dadurch</text:span><text:span text:style-name="T112"> in 2d textur „eingewickelt“</text:span></text:p>
      <text:p text:style-name="P23"><text:span text:style-name="T115">(</text:span><text:span text:style-name="T99">proposed workflow for uv mapping</text:span>; https://de.wikibooks.org/wiki/Blender_Dokumentation:_UV-Mapping)</text:p>
      <text:p text:style-name="P22"/>
      <text:p text:style-name="P35"><text:span text:style-name="T21">(</text:span><text:span text:style-name="T7">bild: texture wrapping: </text:span><text:span text:style-name="T19">proposed workflow for uv mapping</text:span><text:span text:style-name="T25">(wikipedia: uv mapping)</text:span><text:span text:style-name="T7">)</text:span></text:p>
      <text:p text:style-name="P6"/>
      <text:p text:style-name="P13">-<text:span text:style-name="T101">alpha mapping </text:span><text:span text:style-name="T102">(auch </text:span><text:span text:style-name="T100">transparency mapping </text:span><text:span text:style-name="T102">genannt)</text:span><text:span text:style-name="T101"> bezeichnet </text:span><text:span text:style-name="T102">die</text:span><text:span text:style-name="T101"> nutzung von alpha farbkanälen </text:span><text:span text:style-name="T102">um transparenzwerte auf objekte abzubilden</text:span></text:p>
      <text:p text:style-name="P14">-<text:span text:style-name="T104">alpha mapping simuliert die partielle transparenz von oberflächen ohne die aufwändigen berechnungen zur umsetzung der muster in geometrischer form durchführen zu müssen </text:span><text:span text:style-name="T23">(</text:span><text:span text:style-name="T22">Alpha Mapping in Scene Simulation of Launch Vehicle</text:span><text:span text:style-name="T23">)</text:span></text:p>
      <text:p text:style-name="P13">-<text:span text:style-name="T103">Catmull und Smith </text:span><text:span text:style-name="T22">(Alpha and the history of digital compositing)</text:span><text:span text:style-name="T103"> präsentierten bereits 1995 die idee, dass die transparenz eines bildes genauso fundamental die visuelle wirkung beeinflusst wie dessen farbkanäle → transparenzdaten sollten teil des bildes sein und nicht getrennt vom bild existieren</text:span></text:p>
      <text:p text:style-name="P13">-<text:span text:style-name="T103">aus idee entstand „RGBA“ farbpixel mit 3 farbkanälen und einem alpha kanal</text:span></text:p>
      <text:p text:style-name="P13"/>
      <text:p text:style-name="P21">(bilder: linearer blend und alpha blend: Blend Maps: Enhanced Terrain Texturing)</text:p>
      <text:p text:style-name="P6"/>
      <text:p text:style-name="P6"><text:soft-page-break/>-<text:span text:style-name="T106">texture splatting = technik um mehrere texturen auf einer gemeinsamen oberfläche mithilfe von alpha maps zu abzubilden und zu verbinden</text:span></text:p>
      <text:p text:style-name="P6">-<text:span text:style-name="T106">die alpha werte können zu diesem zweck nicht nur im alpha channel eines bildes stehen, sondern in jedem beliebigen kanal welcher ein 2d graustufenbild aufnehmen kann (ganz konkret also auch die RGB-Kanäle)</text:span></text:p>
      <text:p text:style-name="P6">-<text:span text:style-name="T107">zur anwendung der technik ist lineare interpolation zwischen allen texturen notwendig, die auf der zieloberfläche aneinander grenzen sollen</text:span></text:p>
      <text:p text:style-name="P6">-<text:span text:style-name="T108">dafür werden sämtliche texturen mit ihrer entsprechenden alpha map multipliziert und anschließend übereinander geschichtet</text:span></text:p>
      <text:p text:style-name="P6">-<text:span text:style-name="T108">sinnvoll kann es dabei sein, die unterste texturschicht über die gesamte oberfläche verteilt ohne partielle transparenz als basistextur anzuzeigen, um möglichen texturlöchern in der finalen darstellung vorzubeugen</text:span></text:p>
      <text:p text:style-name="P6"/>
      <text:p text:style-name="P20">(bild mischtextur mit löchern und korrekte mischtextur: Texture Splatting in Direct3D)</text:p>
      <text:p text:style-name="P20"/>
      <text:p text:style-name="P6">-<text:span text:style-name="T108">um beim texture splatting nicht für jede alpha map eine eigene textur zu benötigen, werden eigene splat texturen mit den üblichen 4 farbkanälen </text:span><text:span text:style-name="T109">angelegt, die hierdurch auch bis zu 4 alpha maps aufnehmen können</text:span></text:p>
      <text:p text:style-name="P34"><text:span text:style-name="T98">-</text:span><text:span text:style-name="T109">aus diese kann dann zusammen mit den objekt texturen und der geometrie der zieloberfläche ein gemischtes texturbild mit kontinulierlichen übergängen berechnet werden </text:span><text:span text:style-name="T24">(https://www.cbloom.com/3d/techdocs/splatting.txt; </text:span><text:span text:style-name="T7">Texture Splatting in Direct3D</text:span><text:span text:style-name="T24">)</text:span></text:p>
      <text:p text:style-name="P20"/>
      <text:p text:style-name="P6"/>
      <text:p text:style-name="P4">3.2 <text:span text:style-name="T2">Konzept</text:span><text:span text:style-name="T118">ion</text:span><text:span text:style-name="T2"> </text:span><text:span text:style-name="T116">des Texturierungssystems</text:span></text:p>
      <text:p text:style-name="P4"/>
      <text:p text:style-name="P37">Die effektive Erzeugung von realistischen und vielfältigen virtuellen Welten erfordert eine präzise Integration von unterschiedlichen Aspekten. Dieses Kapitel widmet sich der umfassenden Betrachtung eines zentralen Bestandteils: dem Textur<text:span text:style-name="T119">ierungs</text:span>system. Im Zentrum stehen die präzise Definition der angestrebten Ziele, die Evaluierung möglicher Ansätze zur Zielerreichung und die Ausarbeitung eines Konzepts für das Texturierungssystem, <text:span text:style-name="T119">das auf den vorhergehenden Überlegungen basiert</text:span>. <text:span text:style-name="T1">Als Eingabe erhält </text:span><text:span text:style-name="T120">das System den Output</text:span><text:span text:style-name="T1"> des Terraingenerators und des Biomgenerators aus Kapitel 2. </text:span><text:span text:style-name="T120">Es wird also auf einem dreidimensionalen landschaftsähnlichen Mesh gearbeitet, das bereits in verschiedene Biome eingeteilt ist.</text:span></text:p>
      <text:p text:style-name="P54"/>
      <text:p text:style-name="P4"><text:span text:style-name="T121">3.2.1 </text:span><text:span text:style-name="T116">Zielsetzung</text:span></text:p>
      <text:p text:style-name="P52"/>
      <text:p text:style-name="P55">Die zu erreichenden Ziele des Texturierungssystems <text:span text:style-name="T122">werden </text:span><text:span text:style-name="T123">im folgenden</text:span><text:span text:style-name="T124"> mithilfe der in Kapitel 1.2 definierten Anforderungen an das Projekt spezifiziert</text:span>:</text:p>
      <text:list xml:id="list2806382110" text:style-name="L2">
        <text:list-item>
          <text:p text:style-name="P59">Realismus: Eine realistische Darstellung der Landschaft ist von zentraler Bedeutung für die Immersion des Nutzers. Ziel ist es, das <text:span text:style-name="T120">Landschaftsm</text:span>odell <text:span text:style-name="T125">durch die Verwendung von Texturen</text:span> visuell an <text:span text:style-name="T120">ein reales</text:span> Landschaft<text:span text:style-name="T120">sbild</text:span> anzunähern und <text:span text:style-name="T120">dadurch </text:span><text:span text:style-name="T118">eine für den Betrachter</text:span> <text:span text:style-name="T120">glaubwürdige</text:span> Darstellung zu erzielen.</text:p>
        </text:list-item>
        <text:list-item>
          <text:p text:style-name="P59">Flexibilität: Um den Nutzer die volle kreative Kontrolle über die Gestaltung der Landschaft zu geben, muss das Texturierungssystem eine hohe Flexibilität bieten. Der Nutzer soll in der Lage sein, <text:span text:style-name="T124">sowohl</text:span> die verwendeten Texturen auszutauschen <text:span text:style-name="T124">als</text:span> auch individuelle Anpassungen an den Textur<text:span text:style-name="T124">en und deren Ü</text:span>bergängen vornehmen zu können.</text:p>
        </text:list-item>
        <text:list-item>
          <text:p text:style-name="P59">Performance: Die Performance des Texturierungssystems ist von entscheidender Bedeutung, um eine reibungslose und unterbrechungsfreie Interaktion des Nutzers mit der virtuellen <text:soft-page-break/>Landschaft zu gewährleisten. Die <text:span text:style-name="T124">Texturberechnungen dürfen</text:span> den Nutzer zu keinem Zeitpunkt in seinen Handlungen einschränken.</text:p>
        </text:list-item>
        <text:list-item>
          <text:p text:style-name="P60">Benutzbarkeit: <text:span text:style-name="T126">Es genügt, wenn das Texturierungssystems sein volles potenzial bei der Verwendung durch einen erfahrenen Nutzer durchgehend entfaltet. Erfahren bedeutet hierbei, dass der Nutzer mindestens mit der Unity Game Engine umgehen kann und im besten Fall eine Einweisung in die Funktionalitäten des Systems erhalten hat. Zu keinem Zeitpunkt sollten </text:span><text:span text:style-name="T127">Programmf</text:span><text:span text:style-name="T126">ehler, wie zum Beispiel untexturierte Bereiche im Mesh, auftreten.</text:span></text:p>
        </text:list-item>
      </text:list>
      <text:p text:style-name="P4"/>
      <text:p text:style-name="P38">3.2.2 <text:span text:style-name="T128">Diskussion möglicher Ansätze</text:span></text:p>
      <text:p text:style-name="P38"/>
      <text:p text:style-name="P38">-<text:span text:style-name="T129">in diesem Abschnitt:</text:span></text:p>
      <text:p text:style-name="P39"><text:tab/>-mögliche Ansätze zur Umsetzung eines Texturierungssystems betrachten</text:p>
      <text:p text:style-name="P39"><text:tab/>-Vorteile und Nachteile dieser Ansätze diskutieren</text:p>
      <text:p text:style-name="P38"/>
      <text:p text:style-name="P38">-<text:span text:style-name="T130">#1 </text:span><text:span text:style-name="T129">wahl der</text:span><text:span text:style-name="T131"> render pipeline: <text:s/></text:span><text:span text:style-name="T27">(https://docs.unity3d.com/2021.2/Documentation/Manual/render-pipelines-feature-comparison.html)</text:span></text:p>
      <text:p text:style-name="P38"><text:tab/>-<text:span text:style-name="T132">Unity wird verwendet → </text:span><text:span text:style-name="T129">möglich sind </text:span><text:span text:style-name="T132">Build-in </text:span><text:span text:style-name="T129">Render Pipeline</text:span><text:span text:style-name="T132">, HDRP, URP </text:span><text:span text:style-name="T133">oder</text:span><text:span text:style-name="T132"> </text:span><text:span text:style-name="T129">benutzerdefinierte Pipeline mit </text:span><text:span text:style-name="T132">SRP</text:span></text:p>
      <text:p text:style-name="P38"><text:tab/>-<text:span text:style-name="T134">HDRP: </text:span></text:p>
      <text:p text:style-name="P38"><text:tab/><text:tab/>-<text:span text:style-name="T135">bietet größte masse an funktionen und leichte erweiterbarkeit durch code</text:span></text:p>
      <text:p text:style-name="P38"><text:tab/><text:tab/><text:tab/>→ <text:span text:style-name="T135">zu Lasten der performance</text:span></text:p>
      <text:p text:style-name="P38"><text:tab/><text:tab/>-<text:span text:style-name="T129">gute</text:span><text:span text:style-name="T136"> </text:span><text:span text:style-name="T129">W</text:span><text:span text:style-name="T136">artung durch unity</text:span></text:p>
      <text:p text:style-name="P40"><text:tab/><text:tab/>-zu wenig plattformkompatibilität (switch, ios, android u.a. ausgeschlossen) </text:p>
      <text:p text:style-name="P40"><text:tab/><text:tab/><text:tab/>→ einschränkung <text:span text:style-name="T137">der</text:span> flexibilität</text:p>
      <text:p text:style-name="P38"><text:tab/>-<text:span text:style-name="T134">Build-in </text:span><text:span text:style-name="T137">Render Pipeline</text:span><text:span text:style-name="T134">:</text:span></text:p>
      <text:p text:style-name="P38"><text:tab/><text:tab/>-<text:span text:style-name="T138">generelle meinung community: </text:span><text:span text:style-name="T129">langsam veraltet,</text:span><text:span text:style-name="T138"> aber nutzbar für anfänger </text:span><text:span text:style-name="T129">und einfache projekte</text:span></text:p>
      <text:p text:style-name="P38"><text:tab/><text:tab/>-<text:span text:style-name="T138">späteres upgrade zu URP möglich</text:span></text:p>
      <text:p text:style-name="P38"><text:tab/><text:tab/>-<text:span text:style-name="T138">änhlicher funktionsumfang wie URP</text:span></text:p>
      <text:p text:style-name="P38"><text:tab/><text:tab/>-<text:span text:style-name="T138">unterstützt größere masse an assets vom asset store </text:span><text:span text:style-name="T137">als URP</text:span><text:span text:style-name="T138"> → </text:span><text:span text:style-name="T137">in diesem Punkt flexibler</text:span></text:p>
      <text:p text:style-name="P38"><text:tab/><text:tab/>-<text:span text:style-name="T139">schlechter </text:span><text:span text:style-name="T140">von Unity</text:span><text:span text:style-name="T139"> gewartet als </text:span><text:span text:style-name="T141">HDRP und URP</text:span></text:p>
      <text:p text:style-name="P38"><text:tab/><text:tab/>-<text:span text:style-name="T138">schlecht erweiterbar durch </text:span><text:span text:style-name="T142">benutzerdefinierte</text:span><text:span text:style-name="T138"> shader </text:span><text:span text:style-name="T142">in form von </text:span><text:span text:style-name="T136">skript</text:span><text:span text:style-name="T142">en</text:span></text:p>
      <text:p text:style-name="P38"><text:tab/><text:tab/><text:tab/><text:span text:style-name="T134">→ einschränkung </text:span><text:span text:style-name="T137">der</text:span><text:span text:style-name="T134"> flexibilität </text:span><text:span text:style-name="T138">für zukünftigen einsatz </text:span><text:span text:style-name="T137">mit shadern</text:span></text:p>
      <text:p text:style-name="P38"><text:tab/></text:p>
      <text:p text:style-name="P38"><text:tab/>-<text:span text:style-name="T135">URP:</text:span></text:p>
      <text:p text:style-name="P38"><text:tab/><text:tab/>-<text:span text:style-name="T138">performante</text:span><text:span text:style-name="T143">ste pipeline</text:span></text:p>
      <text:p text:style-name="P38"><text:tab/><text:tab/>-<text:span text:style-name="T138">ähnlicher funktionsumfang </text:span><text:span text:style-name="T143">wie build-in</text:span></text:p>
      <text:p text:style-name="P38"><text:tab/><text:tab/>-<text:span text:style-name="T129">gute</text:span><text:span text:style-name="T136"> </text:span><text:span text:style-name="T129">W</text:span><text:span text:style-name="T136">artung durch unity</text:span></text:p>
      <text:p text:style-name="P38"><text:tab/><text:tab/>-<text:span text:style-name="T144">leicht durch custom shader erweiterbar</text:span></text:p>
      <text:p text:style-name="P38"/>
      <text:p text:style-name="P38"><text:tab/>-<text:span text:style-name="T129">benutzerdefinierte Pipeline mit SRP:</text:span></text:p>
      <text:p text:style-name="P38"><text:tab/><text:tab/>-<text:span text:style-name="T129">verspricht optimalste Lösung für das Projekt, da alle Aspekte einer Render Pipeline einzeln auf die gesetzten Ziele abgestimmt werden können</text:span></text:p>
      <text:p text:style-name="P38"><text:tab/><text:tab/>-<text:span text:style-name="T130">erfordert höchsten Arbeits- und Rechercheaufwand</text:span></text:p>
      <text:p text:style-name="P38"><text:tab/><text:tab/><text:tab/>→ <text:span text:style-name="T130">jedes Feature neu implementieren, keine vorgefertigten Lösungen</text:span></text:p>
      <text:p text:style-name="P38"><text:tab/><text:tab/>-<text:span text:style-name="T130">effiziente implementierung einer benutzerdefinierten SRP ist interessanter Forschungsbereich für eine eigene Arbeit</text:span></text:p>
      <text:p text:style-name="P38"><text:tab/><text:tab/><text:tab/>→ <text:span text:style-name="T130">nicht mittelpunkt dieses Projekts</text:span></text:p>
      <text:p text:style-name="P38"><text:soft-page-break/></text:p>
      <text:p text:style-name="P38">-<text:span text:style-name="T130">#2 </text:span><text:span text:style-name="T145">textura</text:span><text:span text:style-name="T146">rt</text:span><text:span text:style-name="T145">:</text:span><text:span text:style-name="T147"> </text:span><text:span text:style-name="T130">prozedurale</text:span><text:span text:style-name="T147">n</text:span><text:span text:style-name="T130"> oder tiling textures</text:span></text:p>
      <text:p text:style-name="P38"><text:tab/>-<text:span text:style-name="T130">definition prozedurale textur:</text:span></text:p>
      <text:p text:style-name="P38"><text:tab/><text:tab/>-<text:span text:style-name="T130">ist technik zur algorithmisch-</text:span><text:span text:style-name="T148">mathematischen</text:span><text:span text:style-name="T130"> beschreibung einer textur</text:span></text:p>
      <text:p text:style-name="P38"><text:tab/><text:tab/>-<text:span text:style-name="T148">wird nicht aus speicher geladen, sondern zur laufzeit berechnet</text:span></text:p>
      <text:p text:style-name="P38"><text:span text:style-name="T148"><text:tab/><text:tab/>-</text:span><text:span text:style-name="T149">wie bei anderen prozeduralen inhalten </text:span><text:span text:style-name="T150">fließt</text:span><text:span text:style-name="T149"> auch hier pseudo-zufälligkeit </text:span><text:span text:style-name="T150">mit in die berechnungen ein</text:span><text:span text:style-name="T148"> </text:span><text:span text:style-name="T28">(https://graphics.stanford.edu/projects/texture/)</text:span></text:p>
      <text:p text:style-name="P38"><text:tab/>-<text:span text:style-name="T151">prozedurale texturen</text:span><text:span text:style-name="T152"> könnte</text:span><text:span text:style-name="T151">n</text:span><text:span text:style-name="T152"> </text:span><text:span text:style-name="T153">neue möglichkeiten für benutzerdefiniertes terrain, vegetation </text:span><text:span text:style-name="T154">und </text:span><text:span text:style-name="T155">siedlungen</text:span><text:span text:style-name="T153"> bereitstellen → </text:span><text:span text:style-name="T148">könnte</text:span><text:span text:style-name="T153"> flex</text:span><text:span text:style-name="T148">ibilität</text:span><text:span text:style-name="T153"> </text:span><text:span text:style-name="T148">&amp;</text:span><text:span text:style-name="T153"> realismus erhöhen</text:span></text:p>
      <text:p text:style-name="P38"><text:tab/>-<text:span text:style-name="T151">weitere Vorteile:</text:span></text:p>
      <text:p text:style-name="P38"><text:tab/><text:tab/>-<text:span text:style-name="T151">niedriger speicherverbrauch, da texturen nicht außerhalb der laufzeit vorliegen müssen</text:span></text:p>
      <text:p text:style-name="P38"><text:tab/><text:tab/>-<text:span text:style-name="T151">belieb</text:span><text:span text:style-name="T156">ige</text:span><text:span text:style-name="T151"> texturauflösung</text:span></text:p>
      <text:p text:style-name="P38"><text:tab/>- <text:span text:style-name="T151">prozedurale texturen</text:span><text:span text:style-name="T152"> jedoch nicht fokus dieser arbeit</text:span></text:p>
      <text:p text:style-name="P38"><text:tab/>-<text:span text:style-name="T157">prozedurale texturen </text:span><text:span text:style-name="T158">könnten</text:span><text:span text:style-name="T157"> performance belasten, da weltengenerator dynamisch ist → jede änderung </text:span><text:span text:style-name="T159">würde</text:span><text:span text:style-name="T157"> eine neuberechnung der prozeduralen texturen aus</text:span><text:span text:style-name="T159">lösen</text:span></text:p>
      <text:p text:style-name="P38"><text:tab/>- <text:span text:style-name="T151">prozedurale texturen</text:span><text:span text:style-name="T152"> bleib</text:span><text:span text:style-name="T151">en </text:span><text:span text:style-name="T160">trotzdem</text:span><text:span text:style-name="T152"> interessante zukünftige forschungsmöglichkeit in kombi</text:span><text:span text:style-name="T151">nation</text:span><text:span text:style-name="T152"> mit ergebnissen </text:span><text:span text:style-name="T161">dieses</text:span><text:span text:style-name="T152"> projekts</text:span></text:p>
      <text:p text:style-name="P38"><text:tab/>-<text:span text:style-name="T162">alternative </text:span><text:span text:style-name="T151">zu prozeduralen texturen</text:span><text:span text:style-name="T162">: </text:span><text:span text:style-name="T163">vorgefertigte </text:span><text:span text:style-name="T151">texturen die im </text:span><text:span text:style-name="T163">system</text:span><text:span text:style-name="T151">speicher vorliegen</text:span></text:p>
      <text:p text:style-name="P38"><text:tab/>-<text:span text:style-name="T151">zwei möglichkeiten: entweder eine textur für das gesamte terrain oder tiling textures</text:span></text:p>
      <text:p text:style-name="P38"><text:tab/><text:tab/>-<text:span text:style-name="T151">Möglichkeit 1: eine textur für gesamtes terrain</text:span></text:p>
      <text:p text:style-name="P38"><text:span text:style-name="T164"><text:tab/><text:tab/><text:tab/>-</text:span><text:span text:style-name="T151">der weltengenerator ist dynamisch</text:span></text:p>
      <text:p text:style-name="P38"><text:tab/><text:tab/><text:tab/>→ <text:span text:style-name="T151">es ist </text:span><text:span text:style-name="T165">schwierig, </text:span><text:span text:style-name="T151">eine einzige großtextur</text:span><text:span text:style-name="T165"> schnell und einfach </text:span><text:span text:style-name="T151">an geändertes terrain &amp; biome</text:span><text:span text:style-name="T165"> </text:span><text:span text:style-name="T151">anzupassen</text:span></text:p>
      <text:p text:style-name="P38"><text:tab/><text:tab/><text:tab/>→ <text:span text:style-name="T165">würde großen manuellen zeichenaufwand für nutzer bedeuten </text:span><text:span text:style-name="T166">nach jeder änderung des geländes</text:span></text:p>
      <text:p text:style-name="P38"><text:tab/><text:tab/><text:tab/>→ <text:span text:style-name="T165">geringere benutzbarkeit &amp; flexibilität</text:span></text:p>
      <text:p text:style-name="P41"><text:tab/><text:tab/>-<text:span text:style-name="T166">Möglichkeit 2: </text:span>tiling texture<text:span text:style-name="T166">s</text:span></text:p>
      <text:p text:style-name="P38"><text:tab/><text:tab/><text:tab/>-<text:span text:style-name="T166">tiling textures sind </text:span><text:span text:style-name="T163">kleine texturen, die sich wiederholende muster wie holzoberflächen oder auch backsteinwände abbilden</text:span></text:p>
      <text:p text:style-name="P38"><text:tab/><text:tab/><text:tab/>-<text:span text:style-name="T166">sie sind so gezeichnet, dass sie natlos ineinander übergehen, wenn sie direkt nebeneinander gelegt werden</text:span></text:p>
      <text:p text:style-name="P38"><text:tab/><text:tab/><text:tab/>→ <text:span text:style-name="T166">mit tiling texture wird zielobjekt „gefliest“</text:span></text:p>
      <text:p text:style-name="P38"><text:tab/><text:tab/><text:tab/>-<text:span text:style-name="T166">bieten damit möglichkeit, texturierung der welt dynamisch an geändertes terrain und biome anzupassen</text:span></text:p>
      <text:p text:style-name="P38"><text:tab/><text:tab/><text:tab/>→ <text:span text:style-name="T162">problem: </text:span><text:span text:style-name="T166">durch die ständige wiederholung der gleichen textur kann repetetives muster auf zielobjekt entstehen</text:span></text:p>
      <text:p text:style-name="P38"><text:tab/><text:tab/><text:tab/>→ <text:span text:style-name="T167">wird dieses problem gelöst, dann bieten tiling textures eine gute möglichkeit die generierten welten dynamisch zu texturieren</text:span></text:p>
      <text:p text:style-name="P38"/>
      <text:p text:style-name="P42">#3 Lösungsansätze zur vermeidung von Tile-Repetition:</text:p>
      <text:p text:style-name="P38"><text:tab/>-<text:span text:style-name="T168">kann nicht </text:span><text:span text:style-name="T153">ignorier</text:span><text:span text:style-name="T168">t werden, da sonst abstriche in der realistischen darstellung aller oberflächen gemacht werden müsste</text:span></text:p>
      <text:p text:style-name="P38"><text:tab/>-<text:span text:style-name="T168">moderne </text:span><text:span text:style-name="T169">Grafikprogramm</text:span><text:span text:style-name="T168">e</text:span><text:span text:style-name="T169"> wie Blender/Photoshop </text:span><text:span text:style-name="T168">bieten funktionen, um tile repetition entgegenzuwirken </text:span><text:span text:style-name="T29">(bild: tile repetition vs split tiles)</text:span></text:p>
      <text:p text:style-name="P38"><text:tab/><text:tab/>→ <text:span text:style-name="T168">gleiches problem wie bereits oben beschrieben: nutzer müsste </text:span><text:span text:style-name="T170">nach jeder terrainänderung</text:span><text:span text:style-name="T168"> </text:span><text:span text:style-name="T170">texturen</text:span><text:span text:style-name="T168"> manuell </text:span><text:span text:style-name="T170">in grafikprogramm erstellen und anschließend in weltengenerator einbinden</text:span></text:p>
      <text:p text:style-name="P38"><text:tab/><text:tab/>→ <text:span text:style-name="T170">integration oder pipelining zwischen grafikprogramm und unity kompliziert</text:span></text:p>
      <text:p text:style-name="P38"><text:tab/><text:tab/>→ <text:span text:style-name="T170">schlecht für benutzbarkeit</text:span></text:p>
      <text:p text:style-name="P38"><text:tab/>-<text:span text:style-name="T170">ähnliche funktionen zur verhinderung von tile repetition bietet glücklicherweise unitys shader graph</text:span></text:p>
      <text:p text:style-name="P38"><text:soft-page-break/><text:tab/>-<text:span text:style-name="T170">grundgedanke: tiling randomisieren, um wiederholungsmuster vor menschlichem auge zu verstecken</text:span></text:p>
      <text:p text:style-name="P38"><text:tab/>-<text:span text:style-name="T171">mithilfe von tile rotation, offset, und noise maps kann der gewünschte effekt auch in unitys shader graph erreicht werden</text:span></text:p>
      <text:p text:style-name="P38"><text:tab/><text:tab/>→ <text:span text:style-name="T171">vorteil: alle berechnungen in einer engine → dadurch können geänderte parameter direkt in die berechnung von neuem terrain aber auch von neuer texturierung einfließen → erhöht benutzbarkeit und flexibilität</text:span></text:p>
      <text:p text:style-name="P38"/>
      <text:p text:style-name="P43">#4 <text:span text:style-name="T146">texturauswahl: </text:span><text:span text:style-name="T172">farben, tiefe, spiegelungen </text:span><text:span text:style-name="T173">und schattierungen </text:span><text:span text:style-name="T30">(</text:span><text:span text:style-name="T31">beispiel</text:span><text:span text:style-name="T30">bilder)</text:span></text:p>
      <text:p text:style-name="P43"><text:tab/>-<text:span text:style-name="T174">in diesem abschnitt wird auswahl getroffen, welche details und effekte mithilfe von texturen auf das terrain-mesh projiziert werden sollen</text:span></text:p>
      <text:p text:style-name="P43"><text:tab/>-<text:span text:style-name="T175">folgendes steht dabei zur auswahl:</text:span></text:p>
      <text:p text:style-name="P43"><text:tab/>-<text:span text:style-name="T174">deffuse mapping</text:span></text:p>
      <text:p text:style-name="P43"><text:tab/><text:tab/>-<text:span text:style-name="T174">dabei werden die RGB-Farbpixel einer Bilddatei auf das zielopjekt projiziert</text:span></text:p>
      <text:p text:style-name="P43"><text:tab/><text:tab/>-<text:span text:style-name="T174">legt farben und muster des zielobjekts fest</text:span></text:p>
      <text:p text:style-name="P43"><text:tab/><text:tab/><text:span text:style-name="T1">→ </text:span><text:span text:style-name="T176">notwendig für performanten realismus + standard in ähnlichen anwendungen</text:span></text:p>
      <text:p text:style-name="P43"><text:tab/>-<text:span text:style-name="T175">normal mapping:</text:span></text:p>
      <text:p text:style-name="P43"><text:tab/><text:tab/>-<text:span text:style-name="T175">ermöglicht größeren detailreichtum durch </text:span><text:span text:style-name="T177">feine</text:span><text:span text:style-name="T175"> schattierungen, ohne eine komplexere objektgeometrie</text:span></text:p>
      <text:p text:style-name="P43"><text:tab/><text:tab/>-<text:span text:style-name="T175">in normal </text:span><text:span text:style-name="T178">textures</text:span><text:span text:style-name="T175"> ist in jedem RGB-pixel ein XYZ-Vektor encodiert</text:span></text:p>
      <text:p text:style-name="P43"><text:tab/><text:tab/>→ <text:span text:style-name="T175">geben auskunft über die ausrichtung der normalen des objekts </text:span><text:span text:style-name="T178">in hoher Auflösung</text:span></text:p>
      <text:p text:style-name="P43"><text:tab/><text:tab/>-<text:span text:style-name="T178">durch projektion der normal texture auf das gleiche objekt in einer geringen auflösung, werden die gespeicherten schattierungsdetails übertragen und eine höhere auflösung des objekts simuliert</text:span></text:p>
      <text:p text:style-name="P43"><text:tab/><text:tab/><text:span text:style-name="T1">→ </text:span><text:span text:style-name="T176">höherer realismus, </text:span><text:span text:style-name="T178">ohne performance stark zu beeinflussen</text:span></text:p>
      <text:p text:style-name="P43"><text:tab/>-<text:span text:style-name="T178">specular mapping:</text:span></text:p>
      <text:p text:style-name="P43"><text:tab/><text:tab/>-<text:span text:style-name="T178">specular textures legen fest, welcher specular-wert an welcher position eines objekts gültig sein soll</text:span></text:p>
      <text:p text:style-name="P43"><text:tab/><text:tab/>-<text:span text:style-name="T178">der specular wert gibt dabei an, wie stark eine oberfläche das einfallende licht reflektiert</text:span></text:p>
      <text:p text:style-name="P43"><text:tab/><text:tab/>-<text:span text:style-name="T178">ein hoher wert hat also zur folge, dass die entsprechende oberfläche glänzt</text:span></text:p>
      <text:p text:style-name="P43"><text:tab/><text:tab/>-<text:span text:style-name="T179">diese technik kann einem objekten realistischeres aussehen verleihen, solange diese einige glänzende aber auch einige nicht glänzende oberflächen besitzen sollen</text:span></text:p>
      <text:p text:style-name="P43"><text:tab/><text:tab/>-<text:span text:style-name="T179">ist kein partieller glanz gegeben, kann stattdessen einfach der globale specular wert für alle oberflächen des objekts angepasst werden</text:span></text:p>
      <text:p text:style-name="P43"><text:tab/><text:tab/>-<text:span text:style-name="T179">die performance wird nur wenig vom specular mapping beeinflusst, da alle daten in texturen abgespeichert vorliegen</text:span></text:p>
      <text:p text:style-name="P43"><text:tab/>-<text:span text:style-name="T179">light mapping:</text:span></text:p>
      <text:p text:style-name="P43"><text:tab/><text:tab/>-<text:span text:style-name="T179">helligkeitswerte von oberflächen werden bei dieser form des texture mappings vorberechnet und in einer textur abgespeichert, </text:span><text:span text:style-name="T180">welche zur laufzeit auf das objekt projiziert wird</text:span></text:p>
      <text:p text:style-name="P43"><text:tab/><text:tab/>-<text:span text:style-name="T180">statische objekte erhalten dadurch saubere schattierungen, die kaum zusätzliche leistung durch lichtberechnungen benötigen</text:span></text:p>
      <text:p text:style-name="P43"><text:tab/><text:tab/>-<text:span text:style-name="T180">schatten dynamischer objekte können auf diese weise jedoch nicht dargestellt werden</text:span></text:p>
      <text:p text:style-name="P43"><text:tab/><text:tab/>→ <text:span text:style-name="T180">die berechnung der light maps (sogenanntes „baken“) ist aufwändig und sollte nicht zur laufzeit durchgeführt werden, </text:span><text:span text:style-name="T181">sonst drohen einbußen in performance</text:span></text:p>
      <text:p text:style-name="P38"/>
      <text:p text:style-name="P44">#5 verteilung der texturen auf das terrain:</text:p>
      <text:p text:style-name="P44"><text:tab/>-manueller ansatz:</text:p>
      <text:p text:style-name="P44"><text:tab/><text:tab/>-nutzer zeichnet texturen mithilfe von grafikprogrammen wie blender händisch auf das terrain-mesh</text:p>
      <text:p text:style-name="P44"><text:tab/><text:tab/>-potenziell höherer grad an realismus möglich, abhängig von talent des nutzers</text:p>
      <text:p text:style-name="P44"><text:soft-page-break/><text:tab/><text:tab/>-<text:span text:style-name="T182">bietet außerdem hohe flexibilität für nutzer: keine einschränkungen bei der umsetzung seiner mentalen modelle</text:span></text:p>
      <text:p text:style-name="P44"><text:tab/><text:tab/>-jedoch in jedem fall hoher arbeitsaufwand <text:span text:style-name="T182">nach jeder änderung am terrain</text:span></text:p>
      <text:p text:style-name="P44"><text:span text:style-name="T182"><text:tab/><text:tab/>-dadurch</text:span><text:span text:style-name="T183"> wird </text:span>dynamische <text:span text:style-name="T183">ergebnis</text:span>vorschau im editor unmöglich</text:p>
      <text:p text:style-name="P44"><text:tab/><text:tab/>→ <text:span text:style-name="T184">nicht tragbar</text:span> für benutzbarkeit</text:p>
      <text:p text:style-name="P44"><text:tab/>-<text:span text:style-name="T185">alternative: texture splatting einsetzen</text:span></text:p>
      <text:p text:style-name="P44"><text:tab/><text:tab/>-<text:span text:style-name="T185">wurde bereits in abschnitt 3.1.3 genauer erklärt</text:span></text:p>
      <text:p text:style-name="P44"><text:tab/><text:tab/>-<text:span text:style-name="T185">bietet möglichkeit, eine komposition von texturen automatisch zu berechnen und auf das terrain zu projizieren → </text:span><text:span text:style-name="T182">unterstützt realismus und benutzbarkeit</text:span></text:p>
      <text:p text:style-name="P44"><text:tab/><text:tab/>-<text:span text:style-name="T185">als basisdaten zur berechnung der splat texturen könnten die biom-texturen dienen, die bereits von der anwendung zu jedem möglichen terrain effizient berechnet werden</text:span></text:p>
      <text:p text:style-name="P44"><text:tab/><text:tab/><text:span text:style-name="T118">→ </text:span><text:span text:style-name="T186">weniger schwankungen in qualität und hohe benutzbarkeit</text:span></text:p>
      <text:p text:style-name="P38"/>
      <text:p text:style-name="P45">#6 <text:span text:style-name="T187">Zusätzliche details durch texturen</text:span></text:p>
      <text:p text:style-name="P45"><text:tab/>-<text:span text:style-name="T188">steile hänge von bergen besitzen in der realen welt oft ein felsiges aussehen</text:span></text:p>
      <text:p text:style-name="P45"><text:tab/>-<text:span text:style-name="T188">kontrast dazu: flachere oberflächen des berges die mit gras, schnee oder anderem bedeckt sind</text:span></text:p>
      <text:p text:style-name="P45"><text:tab/>-<text:span text:style-name="T188">ohne diesen effekt sieht terrain unglaubwürdig aus</text:span></text:p>
      <text:p text:style-name="P45"><text:tab/>-<text:span text:style-name="T188">naiver ansatz: den nutzer steile hänge manuell einzeichnen lassen</text:span></text:p>
      <text:p text:style-name="P45"><text:tab/><text:tab/>-<text:span text:style-name="T188">bietet potenzial für sehr realistische darstellungen und gibt dem nutzer große flexibilität bei der umsetzung</text:span></text:p>
      <text:p text:style-name="P45"><text:tab/><text:tab/>→ <text:span text:style-name="T188">jedoch gleiches problem wie bei der texturverteilung: </text:span><text:span text:style-name="T132">zu viel Arbeitsaufwand auf Nutzer ausgelagter, </text:span><text:span text:style-name="T188">wodurch benutzbarkeit nicht mehr gegeben ist</text:span></text:p>
      <text:p text:style-name="P45"><text:tab/>-<text:span text:style-name="T189">alternative: </text:span><text:span text:style-name="T188">prozess automatisieren</text:span></text:p>
      <text:p text:style-name="P46"><text:tab/><text:tab/>-dazu steigungsdaten für jeden knoten im mesh mit algorithmus berechnen</text:p>
      <text:p text:style-name="P38"><text:tab/><text:tab/>-<text:span text:style-name="T188">daraus eine steepness-map erzeugen</text:span></text:p>
      <text:p text:style-name="P38"><text:tab/><text:tab/>-<text:span text:style-name="T187">diese steepness map als alpha map verwenden, um eine</text:span><text:span text:style-name="T188"> felsentextur auf die oberfläche des terrains über alle anderen texturen </text:span><text:span text:style-name="T187">zu</text:span><text:span text:style-name="T188"> zeichnen</text:span></text:p>
      <text:p text:style-name="P38"><text:tab/><text:tab/>→ <text:span text:style-name="T190">daraus resultieren geringere</text:span><text:span text:style-name="T186"> schwankungen in qualität </text:span><text:span text:style-name="T190">im vergleich zum manuellen ansatz</text:span></text:p>
      <text:p text:style-name="P38"><text:span text:style-name="T186"><text:tab/><text:tab/>→ </text:span><text:span text:style-name="T190">außerdem</text:span><text:span text:style-name="T186"> </text:span><text:span text:style-name="T190">wird der aufwand für den nutzer minimal und damit die benutzbarkeit der anwendung hoch gehalten</text:span></text:p>
      <text:p text:style-name="P38"/>
      <text:p text:style-name="P38">-<text:span text:style-name="T187">ein ähnlicher prozess kann ebenfalls zum zeichnen der straßen durchlaufen werden, </text:span><text:span text:style-name="T190">deren entstehung im zusammenhang mit dem siedlungsgenerator in abschnitt 5 näher erklärt wird</text:span></text:p>
      <text:p text:style-name="P38">-<text:span text:style-name="T190">dafür werden folgende inputs benötigt:</text:span></text:p>
      <text:p text:style-name="P38"><text:span text:style-name="T190"><text:tab/>-eine </text:span><text:span text:style-name="T117">straßentextur</text:span><text:span text:style-name="T190">, die von den anderen texturen eindeutig unterscheidbar ist</text:span></text:p>
      <text:p text:style-name="P38"><text:span text:style-name="T187"><text:tab/>-eine alpha map</text:span><text:span text:style-name="T190">, die die koordinaten der straßenpixel auf dem terrain abbildet</text:span></text:p>
      <text:p text:style-name="P38">-<text:span text:style-name="T191">die alternative zum zeichnen der straßen mithilfe von texture mapping ist das generieren der berechneten straßen in form von zusätzlicher geometrie</text:span></text:p>
      <text:p text:style-name="P53">-dieser ansatz würde zwar den realismus geringfügig verbessen, führt jedoch zu einem großen anstieg an geometrieknoten in der szene, was die performance spürbar beeinflussen könnte</text:p>
      <text:p text:style-name="P38"/>
      <text:p text:style-name="P38"/>
      <text:p text:style-name="P38">3.2.3 <text:span text:style-name="T192">Das vollständige Konzept</text:span></text:p>
      <text:p text:style-name="P38"/>
      <text:p text:style-name="P38">-<text:span text:style-name="T193">nachdem ziele und mögliche </text:span><text:span text:style-name="T194">Umsetzungs</text:span><text:span text:style-name="T193">ansätze in vorherigem abschnitt </text:span><text:span text:style-name="T194">erläutert wurden → in diesem kapitel resultierendes konzept vorstellen + entscheidungen kurz begründen</text:span></text:p>
      <text:p text:style-name="P38"/>
      <text:p text:style-name="P38">-<text:span text:style-name="T195">als Render Pipeline für das Projekt wurde die Universal Render Pipeline von Unity ausgewählt</text:span></text:p>
      <text:p text:style-name="P38"><text:tab/>-<text:span text:style-name="T196">bietet </text:span><text:span text:style-name="T194">bessere wartung durch unity + </text:span><text:span text:style-name="T196">ist leichter</text:span><text:span text:style-name="T194"> modifizierbar</text:span></text:p>
      <text:p text:style-name="P38"><text:tab/><text:tab/>→ <text:span text:style-name="T194">zukünftig leichtere integration des projekts in externe anwendungen</text:span></text:p>
      <text:p text:style-name="P38"><text:soft-page-break/><text:tab/><text:tab/>→ <text:span text:style-name="T194">höherer grad an flex für entwickler</text:span></text:p>
      <text:p text:style-name="P38"><text:tab/>-<text:span text:style-name="T196">außerdem </text:span><text:span text:style-name="T194">potenzial für höheren realismus </text:span><text:span text:style-name="T195">durch benutzerdefinierte shader</text:span></text:p>
      <text:p text:style-name="P38"/>
      <text:p text:style-name="P38">-<text:span text:style-name="T158">idee der prozeduralen generierung von texturen verworfen:</text:span></text:p>
      <text:p text:style-name="P38"><text:tab/>→ <text:span text:style-name="T158">zu weitläufiger forschungsbereich, um </text:span><text:span text:style-name="T197">ihn in dieser arbeit zu betrachten</text:span></text:p>
      <text:p text:style-name="P38"><text:span text:style-name="T197">-stattdessen verwendung </text:span><text:span text:style-name="T164">vorgefertigte</text:span><text:span text:style-name="T197">r</text:span><text:span text:style-name="T164"> </text:span><text:span text:style-name="T198">texture tiles</text:span></text:p>
      <text:p text:style-name="P38"><text:tab/>→ <text:span text:style-name="T164">standardlösung für </text:span><text:span text:style-name="T165">viele generierte Welten</text:span><text:span text:style-name="T32"> (cite Beispielspiele/Generatoren)</text:span></text:p>
      <text:p text:style-name="P38"><text:tab/>→ <text:span text:style-name="T165">bieten hohe flex</text:span><text:span text:style-name="T197">ibilität</text:span><text:span text:style-name="T165"> (austauschbarkeit, anpassbarkeit)</text:span></text:p>
      <text:p text:style-name="P38"><text:span text:style-name="T197"><text:tab/>→ bieten ausreichenden</text:span><text:span text:style-name="T165"> realismus, solange tile repetition gelöst</text:span></text:p>
      <text:p text:style-name="P38"><text:span text:style-name="T165"><text:tab/>→ </text:span><text:span text:style-name="T197">bieten durch </text:span><text:span text:style-name="T165">geringe</text:span><text:span text:style-name="T197">n</text:span><text:span text:style-name="T165"> nutzeraufwand</text:span><text:span text:style-name="T197"> </text:span><text:span text:style-name="T165">hohe benutzbarkeit, </text:span><text:span text:style-name="T197">da benutzer lediglich die zu verwendenden texturen auswählen müssen und alles andere automatisch berechnet wird</text:span></text:p>
      <text:p text:style-name="P38"/>
      <text:p text:style-name="P38">-<text:span text:style-name="T199">lösung</text:span><text:span text:style-name="T165"> tile rep</text:span><text:span text:style-name="T199">e</text:span><text:span text:style-name="T165">tition: </text:span><text:span text:style-name="T199">shader konzipieren </text:span><text:span text:style-name="T68">(</text:span><text:span text:style-name="T69">tex splitter </text:span><text:span text:style-name="T70">shader</text:span><text:span text:style-name="T71"> konzept </text:span><text:span text:style-name="T70">figure</text:span><text:span text:style-name="T71">)</text:span></text:p>
      <text:p text:style-name="P38"><text:tab/>-<text:span text:style-name="T199">soll tiles randomisieren, </text:span><text:span text:style-name="T200">sodass </text:span><text:span text:style-name="T201">sich wiederholende muster </text:span><text:span text:style-name="T202">und die übergänge der tiles</text:span><text:span text:style-name="T200"> </text:span><text:span text:style-name="T201">für d</text:span><text:span text:style-name="T202">as</text:span><text:span text:style-name="T201"> mensch</text:span><text:span text:style-name="T202">liche auge</text:span><text:span text:style-name="T201"> verschleiert werden</text:span></text:p>
      <text:p text:style-name="P38"><text:tab/>-<text:span text:style-name="T201">input des shaders: die von tile repetition betroffene textur</text:span></text:p>
      <text:p text:style-name="P38"><text:tab/>-<text:span text:style-name="T203">auf der textur werden zu beginn einige transformationen durchgeführt:</text:span></text:p>
      <text:p text:style-name="P38"><text:tab/><text:tab/>-<text:span text:style-name="T203">sie wird etwas hochskaliert, wodurch sie näher zum betrachter erscheint als zuvor</text:span></text:p>
      <text:p text:style-name="P38"><text:tab/><text:tab/>-<text:span text:style-name="T203">sie wird durch addition eines offset etwas versetzt</text:span></text:p>
      <text:p text:style-name="P38"><text:tab/><text:tab/>-<text:span text:style-name="T203">sie wird um einen wert rotiert, der die rotation deutlich kenntlich macht</text:span></text:p>
      <text:p text:style-name="P38"><text:tab/>-<text:span text:style-name="T203">diese transformierte textur wird anschließend zusammen mit untransformierten textur linear interpoliert</text:span></text:p>
      <text:p text:style-name="P38"><text:tab/>-<text:span text:style-name="T203">als </text:span><text:span text:style-name="T202">zweidimensionale lerp-map wird hierfür voronoi noise verwendet</text:span></text:p>
      <text:p text:style-name="P38"><text:tab/>-<text:span text:style-name="T202">dieses eignet sich besonders gut, weil es einzelne flecken mit unregelmäßigen, verschmelzenden rändern darstellt, wodurch die grenzen einzelner tiles unkenntlich gemacht werden können</text:span></text:p>
      <text:p text:style-name="P38"><text:tab/>-<text:span text:style-name="T202">der output dieser operation wird im anschluss mit einer weiteren transformierten textur linear interpoliert</text:span></text:p>
      <text:p text:style-name="P38"><text:tab/>-<text:span text:style-name="T202">die hierfür verwendete textur wird auf die gleiche oben beschriebene weise transformiert, es werden jedoch </text:span><text:span text:style-name="T204">abgewandelte werte für die skalierung, den offset und die rotation eingesetzt</text:span></text:p>
      <text:p text:style-name="P38"><text:tab/>-<text:span text:style-name="T204">dieses mal erfolgt die lerp-operation mittels einer simple noise map, die an jeder pixelposition einen zufälligen wert zwischen 0 und 1 definiert</text:span></text:p>
      <text:p text:style-name="P38"><text:tab/>-<text:span text:style-name="T204">auf diese weise wird das repetetive muster der textur weiter verschleiert </text:span><text:span text:style-name="T72">(vergleich figure: ohne, nur voronoi, alles)</text:span></text:p>
      <text:p text:style-name="P38"><text:tab/>-<text:span text:style-name="T204">anschließend werden keine weiteren lerp-operationen mehr auf der textur ausgeführt → zu viele iterationen dieses prozesses könnten das grundmuster der textur so sehr verschleiern, dass </text:span><text:span text:style-name="T205">es nicht mehr erkennbar ist</text:span></text:p>
      <text:p text:style-name="P38"><text:span text:style-name="T33"><text:tab/></text:span><text:span text:style-name="T62">→ </text:span><text:span text:style-name="T63">dieser ansatz bildet </text:span><text:span text:style-name="T62">gute</text:span><text:span text:style-name="T63">n</text:span><text:span text:style-name="T62"> kompromiss </text:span><text:span text:style-name="T63">zwischen</text:span><text:span text:style-name="T62"> flex</text:span><text:span text:style-name="T63">ibilität, aufgrund der austauschbaren texturen und benutzbarkeit, durch die automatische berechnung sämtlicher vorgänge</text:span></text:p>
      <text:p text:style-name="P38"><text:span text:style-name="T62"><text:tab/>→ </text:span><text:span text:style-name="T63">dabei kann das kriterium realismus auf einem angemessenen maß gehalten werden</text:span></text:p>
      <text:p text:style-name="P38"><text:tab/></text:p>
      <text:p text:style-name="P4">-<text:span text:style-name="T197">texturauswahl:</text:span></text:p>
      <text:p text:style-name="P4"><text:tab/>-<text:span text:style-name="T197">diffuse mapping wurde gewählt, um die grundfarben und muster des terrains darstellen zu können</text:span></text:p>
      <text:p text:style-name="P4"><text:tab/>→ <text:span text:style-name="T176">notwendig für performanten realismus</text:span></text:p>
      <text:p text:style-name="P4"><text:span text:style-name="T176"><text:tab/>→ </text:span><text:span text:style-name="T197">ist </text:span><text:span text:style-name="T176">standard in </text:span><text:span text:style-name="T197">allen</text:span><text:span text:style-name="T176"> ähnlichen anwendungen</text:span></text:p>
      <text:p text:style-name="P4"><text:tab/>-<text:span text:style-name="T176">normal mapping </text:span><text:span text:style-name="T206">wurde ausgewählt, um </text:span><text:span text:style-name="T176">tiefe</text:span><text:span text:style-name="T206">ndetails</text:span><text:span text:style-name="T176"> </text:span><text:span text:style-name="T206">zum</text:span><text:span text:style-name="T176"> terrains </text:span><text:span text:style-name="T206">hinzuzufügen</text:span></text:p>
      <text:p text:style-name="P4"><text:tab/><text:tab/>→ <text:span text:style-name="T176">höherer realismus </text:span><text:span text:style-name="T206">ohne einschränkungen in performance</text:span></text:p>
      <text:p text:style-name="P4"><text:tab/><text:span text:style-name="T118">-</text:span><text:span text:style-name="T207">specular mapping </text:span><text:span text:style-name="T206">wird als </text:span><text:span text:style-name="T207">nicht </text:span><text:span text:style-name="T134">nötig </text:span><text:span text:style-name="T206">erachtet, da nicht mit objekten gearbeitet wird, die partielle glanzoberflächen besitzen</text:span></text:p>
      <text:p text:style-name="P38"><text:tab/>-<text:span text:style-name="T208">light mapping </text:span><text:span text:style-name="T206">als </text:span><text:span text:style-name="T208">nicht </text:span><text:span text:style-name="T206">benötigt erachtet, da das terrain zur laufzeit ständig vom nutzer dynamisch verändert wird</text:span></text:p>
      <text:p text:style-name="P38"><text:soft-page-break/><text:span text:style-name="T208"><text:tab/>→ </text:span><text:span text:style-name="T209">licht/schatten </text:span><text:span text:style-name="T206">müssen</text:span><text:span text:style-name="T209"> </text:span><text:span text:style-name="T208">häufig neu berechnen </text:span><text:span text:style-name="T206">werden</text:span></text:p>
      <text:p text:style-name="P38"><text:span text:style-name="T208"><text:tab/>-</text:span><text:span text:style-name="T210">stattdessen </text:span><text:span text:style-name="T206">ist</text:span><text:span text:style-name="T210"> distanzbeschränkung für dynamische schatten </text:span><text:span text:style-name="T206">sinnvoll, um performance nicht zu sehr zu beeinträchtigen</text:span></text:p>
      <text:p text:style-name="P38"><text:tab/><text:tab/>→ <text:span text:style-name="T206">diese design entscheidung bildet einen </text:span><text:span text:style-name="T176">kompromiss zwischen realismus &amp; performance </text:span></text:p>
      <text:p text:style-name="P47"/>
      <text:p text:style-name="P48">-<text:span text:style-name="T206">die texturen des terrain sollen mithilfe des texture splattings automatisch aufs mesh verteilt werden</text:span></text:p>
      <text:p text:style-name="P48">-<text:span text:style-name="T206">dadurch ist es möglich die texturierung dynamisch an ein verändertes terrain anzupassen sowie die übergänge zwischen den biomen glaubhaft zu interpolieren</text:span></text:p>
      <text:p text:style-name="P48">-<text:span text:style-name="T211">zu diesem zweck müssen zuerst die splatmaps erstellt werden, die definieren, welche texturen an welchen punkten im terrains abgebildet sein sollen</text:span></text:p>
      <text:p text:style-name="P48">-<text:span text:style-name="T212">grundlage für diese splatmaps: output des biom-generators</text:span></text:p>
      <text:p text:style-name="P48">-<text:span text:style-name="T212">diese biom karte definiert für jeden knoten im terrain mesh eine biomzugehörigkeit </text:span><text:span text:style-name="T73">(siehe prev work)</text:span></text:p>
      <text:p text:style-name="P48">-<text:span text:style-name="T212">diese biomzugehörigkeiten bilden richtwert, nach denen die basistexturen auf das terrain aufgetragen werden</text:span></text:p>
      <text:p text:style-name="P48">-<text:span text:style-name="T213">geplant ist, die sichtbarkeit der einzelnen texturen durch alpha maps zu beschränken und diese anschließend übereinander zu schichten</text:span></text:p>
      <text:p text:style-name="P48">-<text:span text:style-name="T212">ingesamt gibt es </text:span><text:span text:style-name="T214">9 unterschiedliche biome, die durch die splatmaps erfasst werden müssen </text:span><text:span text:style-name="T73">(siehe prev work)</text:span></text:p>
      <text:p text:style-name="P28"><text:span text:style-name="T212">-</text:span><text:span text:style-name="T214">da eine textur bestehend aus RGBA-Farbpixeln maximal 4 </text:span><text:span text:style-name="T213">alpha maps</text:span><text:span text:style-name="T214"> aufnehmen kann, ist es keine option, alle </text:span><text:span text:style-name="T213">alpha maps</text:span><text:span text:style-name="T214"> in einer textur unterzubringen</text:span></text:p>
      <text:p text:style-name="P28">-<text:span text:style-name="T213">stattdessen werden für die 9 nötigen alpha maps insgesamt 3 texturen berechnet, die jeweils 3 der alpha maps aufnehmen</text:span></text:p>
      <text:p text:style-name="P28">-<text:span text:style-name="T213">geordnet werden die alpha maps dabei nach dem temperaturwert ihres zugehörigen bioms: alle kalten, gemäßigten und heißen biome werden gesondert als alpha map in einer eigenen splatmap gespeichert</text:span></text:p>
      <text:p text:style-name="P28">-<text:span text:style-name="T213">die übergänge zwischen den alpha maps werden dabei so interpoliert, dass sie miteinander von diskreten zu kontinuierlichen übergängen verschmelzen </text:span><text:span text:style-name="T74">(beispiel splatmap figure)</text:span></text:p>
      <text:p text:style-name="P28">-<text:span text:style-name="T213">dies trägt zu einem realistischen aussehen der welt bei</text:span></text:p>
      <text:p text:style-name="P28"/>
      <text:p text:style-name="P27">-die berechneten splatmaps dienen im anschluss als input für einen shader</text:p>
      <text:p text:style-name="P27">-dieser shader hat die aufgabe, eine großtextur für <text:span text:style-name="T215">die vollständige aktuelle terrainoberfläche zusammenzustellen</text:span></text:p>
      <text:p text:style-name="P27">-<text:span text:style-name="T215">zusätzlich benötigt der shader außerdem ein array, in dem alle basistexturen als texture tiles abgespeichert sind</text:span></text:p>
      <text:p text:style-name="P27">-<text:span text:style-name="T215">jede dieser basistexturen wird dann auf folgende weise bearbeitet: </text:span><text:span text:style-name="T68">(</text:span><text:span text:style-name="T70">splatting shader </text:span><text:span text:style-name="T71">konzept </text:span><text:span text:style-name="T70">figure</text:span><text:span text:style-name="T71">)</text:span></text:p>
      <text:p text:style-name="P27"><text:tab/>-<text:span text:style-name="T215">der oben beschriebene shader zur verschleierung von tile repetition wird angewendet</text:span></text:p>
      <text:p text:style-name="P27"><text:tab/>- <text:span text:style-name="T215">die textur wird mit ihrem zugehörigen alpha map kanal, welcher aus einer der splatmaps stammt, multipliziert</text:span></text:p>
      <text:p text:style-name="P27"><text:tab/>-<text:span text:style-name="T215">die teils transparenten, teils eingefärbten zwischentexturen werden zu einer gemeinsamen textur addiert</text:span></text:p>
      <text:p text:style-name="P27">-<text:span text:style-name="T215">den output dieses shaders bildet eine zusammenhängende textur, die sich über das gesamte terrain spannt</text:span></text:p>
      <text:p text:style-name="P49">-<text:span text:style-name="T206">das </text:span><text:span text:style-name="T216">beschriebene</text:span><text:span text:style-name="T206"> konzept zum splatting der welttexturen wird im prototypen sowohl zur verteilung der diffuse maps als auch zur verteilung der zugehörigen normal maps verwendet</text:span></text:p>
      <text:p text:style-name="P50">-Vorteile dieses ansatzes:</text:p>
      <text:p text:style-name="P49"><text:tab/>→ nimmt große arbeitslast von nutzer (<text:span text:style-name="T217">sonst </text:span><text:span text:style-name="T206">müsste nutzer</text:span><text:span text:style-name="T217"> tex</text:span><text:span text:style-name="T206">tur </text:span><text:span text:style-name="T217">manuell auf terrain malen</text:span>)</text:p>
      <text:p text:style-name="P49"><text:span text:style-name="T217"><text:tab/>→ hä</text:span>lt standards für realismus</text:p>
      <text:p text:style-name="P51"><text:tab/>→ gewährt entwicklern flexibilität bei verteilung der texturen mithilfe der splatmaps</text:p>
      <text:p text:style-name="P51">-<text:span text:style-name="T218">aber</text:span><text:span text:style-name="T219">: </text:span><text:span text:style-name="T216">aus der abhängigkeit der splatmaps von der biom karte ergibt sich, dass eine aktualisierung der texturen nur erfolgen kann, wenn auch die biom karte aktualisiert wird</text:span></text:p>
      <text:p text:style-name="P51"><text:soft-page-break/><text:tab/>→ <text:span text:style-name="T216">diese einschränkung der benutzbarkeit wurde bereits bei der konzeption des biom-generators berücksichtigt und ist hinnehmbar, da der nutzer eine solche aktualisierung durch betätigung eines einzelnen knopfes durchführen kann</text:span></text:p>
      <text:p text:style-name="P51"/>
      <text:p text:style-name="P29">-<text:span text:style-name="T222">abschließend noch einige weitere texturen für eine realistischere welt auf der </text:span>zuvor berechneten basistextur des terrains verteilt</text:p>
      <text:p text:style-name="P29">-<text:span text:style-name="T222">anfang bilden dabei felsentexturen, die auf allen steilhängen des terrains sichtbar sein soll</text:span></text:p>
      <text:p text:style-name="P29">-<text:span text:style-name="T222">auch in der realen welt sind steile berghänge oft von kargem fels geprägt</text:span></text:p>
      <text:p text:style-name="P29">-<text:span text:style-name="T222">dieser zusatz verleiht </text:span><text:span text:style-name="T223">welt ein heterogenes aussehen und bricht mit dem muster der biome </text:span><text:span text:style-name="T34">(figure: mit/ohne gefälle)</text:span></text:p>
      <text:p text:style-name="P30">-für splatting der felsentextur wird alpha map benötigt, die sämtliche steilhänge des terrains abbildet</text:p>
      <text:p text:style-name="P29">-<text:span text:style-name="T223">zu diesem zweck: steigungswinkel des terrains an jedem knoten des meshs bestimmen → aus diesen werten textur erstellen </text:span><text:span text:style-name="T75">(steigungskarte)</text:span><text:span text:style-name="T223"> → kann direkt als alpha map verwendet werden</text:span></text:p>
      <text:p text:style-name="P29"/>
      <text:p text:style-name="P29">-<text:span text:style-name="T223">gleichzeitig sollen auch straßentexturen auf das gelände projiziert werden, um die in abschnitt 5 generierten siedlungen realistischer zu gestalten</text:span></text:p>
      <text:p text:style-name="P29">-<text:span text:style-name="T223">zu diesem zweck wird mithilfe des outputs des siedlungsgenerators, einer karte des geländes mit den koordinaten aller siedlungsbezogenen strukturen, eine alpha map erstellt, die </text:span><text:span text:style-name="T220">die koordinaten sämtlicher straßenabschnitte speichert</text:span></text:p>
      <text:p text:style-name="P29"/>
      <text:p text:style-name="P29">-<text:span text:style-name="T220">mithilfe der beiden steigungskarte und der straßenkarte können nun die zugehörigen felsen- und straßentexturen auf die zuvor zusammengestellte basistextur mithilfe von texture splatting projiziert werden</text:span></text:p>
      <text:p text:style-name="P29">-<text:span text:style-name="T220">auch hier gilt wieder, </text:span><text:span text:style-name="T221">dass die </text:span><text:span text:style-name="T220">zugehörigen normal maps analog zu den diffuse maps verarbeitet und verteilt werden</text:span></text:p>
      <text:p text:style-name="P3"/>
      <text:p text:style-name="P3"/>
      <text:p text:style-name="P3">3.3 <text:span text:style-name="T2">Implementierun</text:span>g<text:span text:style-name="T2"> </text:span><text:span text:style-name="T116">des Texturierungssystems</text:span></text:p>
      <text:p text:style-name="P3">-im folgenden wird die umsetzung des texturierungssystems näher erklärt</text:p>
      <text:p text:style-name="P3">-zum größten teil konnten die in \ref{subsub-kap:concept-tex-sys} konzipierten lösungsansätze mithilfe von shadern in unitys shader graph tool realisiert werden</text:p>
      <text:p text:style-name="P3">-einige code-abschnitte waren jedoch nötig, um input-texturen für die shader vorzuberechnen</text:p>
      <text:p text:style-name="P3"/>
      <text:p text:style-name="P3">-output des terraingenerators = landschaftsähnliches mesh</text:p>
      <text:p text:style-name="P3">-&gt; verwendet material, das den benutzerdefinierten "TerrainTextureShader" referenziert</text:p>
      <text:p text:style-name="P3">-dieser shader führt alle berechnungen der einzelnen sub-systeme des texturierungssystems zusammen bildet die basis der implementierung</text:p>
      <text:p text:style-name="P3">-er liest sowohl einige benutzerdefinierte, aber auch vorberechnete texturen und parameter ein -&gt; führt alle nötigen berechnungen durch, um aus den input-texturen eine zusammenhängende großtextur zu erstellen, die sich über das gesamte mesh spannt</text:p>
      <text:p text:style-name="P3">-folgende benutzerdefinierte parameter dienen als input für das texturierungssystem:</text:p>
      <text:p text:style-name="P3"><text:s text:c="4"/>-TextureScaling\_Terrain</text:p>
      <text:p text:style-name="P3"><text:s text:c="4"/>-TextureScaling\_Street</text:p>
      <text:p text:style-name="P3"><text:s text:c="4"/>-TextureScaling\_Steepness</text:p>
      <text:p text:style-name="P3"><text:s text:c="4"/>-NormalStrength</text:p>
      <text:p text:style-name="P3"><text:s text:c="4"/>-SteepnessIntensity</text:p>
      <text:p text:style-name="P3"><text:s text:c="4"/>-SteepnessBlending</text:p>
      <text:p text:style-name="P3"><text:s text:c="4"/>-TerrainTextures</text:p>
      <text:p text:style-name="P3"><text:s text:c="4"/>-TerrainNormalTextures</text:p>
      <text:p text:style-name="P3"/>
      <text:p text:style-name="P3">-zusätzlich werden vom TerrainTextureShader auch noch folgende vorberechnete parameter eingelesen, die nicht auf direktem weg durch den Nutzer beeinflusst werden können:</text:p>
      <text:p text:style-name="P3"><text:soft-page-break/><text:s text:c="4"/>-Splatmap\_temp01</text:p>
      <text:p text:style-name="P3"><text:s text:c="4"/>-Splatmap\_temp02</text:p>
      <text:p text:style-name="P3"><text:s text:c="4"/>-Splatmap\_temp03</text:p>
      <text:p text:style-name="P3"><text:s text:c="4"/>-SteepnessMap</text:p>
      <text:p text:style-name="P3"><text:s text:c="4"/>-StreetMap</text:p>
      <text:p text:style-name="P3"/>
      <text:p text:style-name="P3">\subsection{Vorberechnung des Shader-Inputs}</text:p>
      <text:p text:style-name="P3">-die splatmaps basieren auf den biomen, die durch biomgenerator im voraus angelegt werden</text:p>
      <text:p text:style-name="P3">-sie werden jedoch nicht vom biomgenerator berechnet</text:p>
      <text:p text:style-name="P3">-&gt; diese aufgabe fällt dem texturierungssystem zu und wird mithilfe eines algorithmus realisiert:</text:p>
      <text:p text:style-name="P3"><text:s text:c="4"/>-programm legt leere splatmap-textur an</text:p>
      <text:p text:style-name="P3"><text:s text:c="4"/>-für jeweils 3 unterschiedliche biom-arten: programm iteriert über alle pixel der aktuellen biom-textur</text:p>
      <text:p text:style-name="P3"><text:s text:c="4"/>-falls ein gesuchtes biom gefunden -&gt; splatmap-pixel mit dem zugehörigem RGB-farbkanal einfärben</text:p>
      <text:p text:style-name="P3"><text:s text:c="4"/>-sonst: alle farbkanäle auf 0 setzen -&gt; pixel erscheint dadurch schwarz</text:p>
      <text:p text:style-name="P3"><text:s text:c="4"/>-output: splatmap in farben rot, grün, blau und schwarz mit diskreten übergängen</text:p>
      <text:p text:style-name="P3">-zur erzeugung der in \ref{subsub-kap: splatting-concept} angesprochenen kontinuierlichen übergänge muss jede splatmap weiteren algorithmus durchlaufen:</text:p>
      <text:p text:style-name="P3"><text:s text:c="4"/>-für jeden farbkanal der splatmap:</text:p>
      <text:p text:style-name="P3"><text:s text:c="4"/>-für jede pixelreihe um das betrachtete farbareal</text:p>
      <text:p text:style-name="P3"><text:s text:c="4"/>-setze jeden pixel in der aktuellen farbe mit einer abgestuften transparenz, gemessen an der vorherigen, inneren pixelreihe</text:p>
      <text:p text:style-name="P3">-durch diese berechnungen wird der gewünschte blend-effekt erzeugt, der die bisher diskreten übergänge zwischen den einzelnen zonen der splatmap in kontinuierliche übergänge verschmelzen lässt</text:p>
      <text:p text:style-name="P3"/>
      <text:p text:style-name="P3">-die vom TerrainTextureShader einzulesende SteepnessMap muss ebenfalls mithilfe eines skripts vorberechnet und abgespeichert werden</text:p>
      <text:p text:style-name="P3">-der entsprechende algorithmus iteriert über alle knoten des mesh</text:p>
      <text:p text:style-name="P3">-auf allen so betrachteten knotenkoordinaten werden auf folgende weise verarbeitet (siehe \ref{code: steepness}):</text:p>
      <text:p text:style-name="P3"><text:s text:c="4"/>-zuerst werden die höhendifferenzen der nachbarpixel jeder dimension berechnet</text:p>
      <text:p text:style-name="P3"><text:s text:c="4"/>-diese werden verwendet, um den normalenvektor auf mesh im aktuell betrachteten punkt aufzustellen und zu normalisieren</text:p>
      <text:p text:style-name="P3"><text:s text:c="4"/>-mithilfe des skalarproduktes und der bildung des Arkuskosinus kann anschließend der winkel zwischen der normalen und dem vektor (0,1,0), der senkrecht in der ebene steht, berechnet werden</text:p>
      <text:p text:style-name="P3"><text:s text:c="4"/>-das ergebnis ist ein maß für die steigung des meshs im betrachteten punkt, angegeben als bogenmaß</text:p>
      <text:p text:style-name="P3"><text:s text:c="4"/>-das terrain kann maximal einen steigungswinkel von 90 grad annehmen, was einem bogenmaß-wert von 1,57 entspricht</text:p>
      <text:p text:style-name="P3"><text:s text:c="4"/>-um die arbeit mit den steigungswerten zu vereinfachen, wird der Wertebereich des outputs mit der InverseLerp-funktion vom intervall [0,1.6] auf das intervall [0,1] transformiert</text:p>
      <text:p text:style-name="P3">-die ergebniswerte zwischen 0 und 1 können im anschluss direkt in den farbkanal einer textur eingetragen und abgespeichert werden</text:p>
      <text:p text:style-name="P3">-eine auf diese weise berechnete steigungstextur wird in abbildung \ref{fig:steepness-vs-terrain} präsentiert</text:p>
      <text:p text:style-name="P3"/>
      <text:p text:style-name="P3"/>
      <text:p text:style-name="P3">die streetMap als input für den TerrainTextureShader enthält informationen darüber, an welchen punkten im mesh straßen eingezeichnet werden müssen</text:p>
      <text:p text:style-name="P3"><text:soft-page-break/>-die berechnung der streetMap erfolgt jedoch als teil des siedlungsgenerators und wird in \ref{kap:settlement-gen} näher betrachtet</text:p>
      <text:p text:style-name="P3"/>
      <text:p text:style-name="P3">\subsection{Umsetzung der Shader}</text:p>
      <text:p text:style-name="P3">-TerrainTextureShader arbeitet nach pipeline-prinzip</text:p>
      <text:p text:style-name="P3">-jeder berechnungschritt in pipeline läuft ähnlich ab:</text:p>
      <text:p text:style-name="P3"><text:s text:c="4"/>-bisher berechnete textur als basistextur übernehmen</text:p>
      <text:p text:style-name="P3"><text:s text:c="4"/>-aufzutragende textur und zugehörige alpha map einlesen</text:p>
      <text:p text:style-name="P3"><text:s text:c="4"/>-lineare interpolation der aufzutragenden textur mit der basistextur über die alpha map</text:p>
      <text:p text:style-name="P3">-ergebnis eines solchen berechnungsschritts: Basistextur mit neuer, teilweise transparenter textur als oberste schicht</text:p>
      <text:p text:style-name="P3">-TerrainTextureShader kann in einige Sub-Shader unterteilt werden, die im folgenden näher erläutert werden:</text:p>
      <text:p text:style-name="P3"/>
      <text:p text:style-name="P3">-TextureTileSplitter: (siehe \ref{fig:textilesplitter})</text:p>
      <text:p text:style-name="P3"><text:s text:c="4"/>-repräsentiert die in \ref{subsub-kap: solution-tile-repetition} konzipierte lösung zur vermeidung von tile repetition</text:p>
      <text:p text:style-name="P3"><text:s text:c="4"/>-dieser sub-shader wird auf alle tiling texturen direkt nach dem einlesen angewendet</text:p>
      <text:p text:style-name="P3"><text:s text:c="4"/>-input: TextureScaling-Vektor und eine tiling textur</text:p>
      <text:p text:style-name="P3"><text:s text:c="4"/>-die skalierung der textur, wie in \ref{subsub-kap: solution-tile-repetition} beschrieben, erfolgt durch die multiplikation der einzelnen komponenten des TextureScaling-Vektors mit einigen konstanten</text:p>
      <text:p text:style-name="P3"><text:s text:c="4"/>-im anschluss werden mithilfe des TilingAndOffset-Knotens in shader graph aus diesen skalierungsfaktoren und einigen weiteren konstanten leicht verschobene uv-koordinaten berechnet</text:p>
      <text:p text:style-name="P3"><text:s text:c="4"/>-diese uv-koordinaten werden im nächsten schritt unter verwendung des Rotate-Knotens um einen konstanten wert um einen zufällig gewählten mittelpunkt rotiert</text:p>
      <text:p text:style-name="P3"><text:s text:c="4"/>-für die berechnung des benötigten voronoi-noise wird der Voronoi-Knoten unter verwendung eines konstanten Angle-Offset und einer konstanten Cell-Density angewendet</text:p>
      <text:p text:style-name="P3"><text:s text:c="4"/>-das benötigte simple noise wird mithilfe des gleichnamigen shader graph knotens erzeugt. hier wird ein relativ großer skalierungsfaktor von 300 angewendet, um eine besonders feines noise zu erhalten. Dies verstärkt den gewünschten effekt der musterverschleierung.</text:p>
      <text:p text:style-name="P3"><text:s text:c="4"/>-die einzelnen berechneten bestandteile können abschließend mithilfe der LERP-Knoten wie in \ref{subsub-kap: solution-tile-repetition} beschrieben zu einer einzigen output-textur zusammengeführt werden</text:p>
      <text:p text:style-name="P3"/>
      <text:p text:style-name="P3">-WorldTextureSplatter: (siehe \ref{fig:worldtexsplatter})</text:p>
      <text:p text:style-name="P3"><text:s text:c="4"/>-input:</text:p>
      <text:p text:style-name="P3"><text:s text:c="8"/>-die drei in \ref{sub-kap: calc tex inputs} berechneten splatmaps</text:p>
      <text:p text:style-name="P3"><text:s text:c="8"/>-der TextureScaling\_Terrain parameter</text:p>
      <text:p text:style-name="P3"><text:s text:c="8"/>-das TerrainTextures-Array</text:p>
      <text:p text:style-name="P3"><text:s text:c="4"/>-nutzt diesen input, um auf grundlage der splatmaps sämtliche durch den biomgenerator (siehe \ref{sub-kap: biome-gen}) berechneten biome zu texturieren</text:p>
      <text:p text:style-name="P3"><text:s text:c="4"/>-folgt für jedes der 9 biome folgendem ablauf:</text:p>
      <text:p text:style-name="P3"><text:s text:c="8"/>-textur einlesen</text:p>
      <text:p text:style-name="P3"><text:s text:c="8"/>-TextureTileSplitter auf textur anwenden</text:p>
      <text:p text:style-name="P3"><text:s text:c="8"/>-textur mit dem zum biom gehörigen alpha kanal der entsprechenden splatmap multiplizieren</text:p>
      <text:p text:style-name="P3"><text:s text:c="8"/>-farbwerte der aktuellen textur zur zuletzt berechneten textur addieren</text:p>
      <text:p text:style-name="P3"><text:s text:c="8"/>-&gt; da die splatmap-farbkanäle disjukte areale vorgeben, werden hierdurch freie areale auf der entstehenden großtextur gefüllt</text:p>
      <text:p text:style-name="P3"><text:s text:c="8"/>-überlappungen zweier splatmap-areale entstehen lediglich in den randbereichen aufgrund der in die splatmaps einkalkulierten kontinuierlichen übergänge</text:p>
      <text:p text:style-name="P3"><text:soft-page-break/><text:s text:c="8"/>-&gt; das auftreten von texturlöchern wie in \ref{fig:blend-holes} kann durch die wahl eines weitreichenden blending-areals vermieden werden</text:p>
      <text:p text:style-name="P3"/>
      <text:p text:style-name="P3">-SteepnessTextureSplatter</text:p>
      <text:p text:style-name="P3"><text:s text:c="4"/>-input:</text:p>
      <text:p text:style-name="P3"><text:s text:c="8"/>-die in \ref{sub-kap: calc tex inputs} berechnete steepnessMap</text:p>
      <text:p text:style-name="P3"><text:s text:c="8"/>-output des WorldTextureSplatter</text:p>
      <text:p text:style-name="P3"><text:s text:c="8"/>-steepnessTexture</text:p>
      <text:p text:style-name="P3"><text:s text:c="8"/>-TextureScaling\_Steepness</text:p>
      <text:p text:style-name="P3"><text:s text:c="8"/>-SteepnessIntensity</text:p>
      <text:p text:style-name="P3"><text:s text:c="8"/>-SteepnessBlending</text:p>
      <text:p text:style-name="P3"><text:s text:c="4"/>-im fokus dieses shaders: berechnung einer alphamap, die die steilhänge des terrains abbildet</text:p>
      <text:p text:style-name="P3"><text:s text:c="4"/>-dazu: steepnessIntensity-parameter von jedem wert in der steepnessMap abziehen -&gt; entfernt niedrige steigungswerte und lässt nur steilhänge zurück</text:p>
      <text:p text:style-name="P3"><text:s text:c="4"/>-anschließend multipliziere die steepnessMap mit dem steepnessBlending-parameter -&gt; je nach wahl dieses parameters werden die graustufenwerte der alpha map abgeschwächt oder verstärkt, was wiederum verschmelzende oder aber scharfe grenzen an der steilhangtextur zur folge haben kann</text:p>
      <text:p text:style-name="P3"><text:s text:c="4"/>-im letzten schritt werden sämtliche ergebniswerte auf den wertebereich [0,1] beschränkt, um einheitliche werte für eine saubere interpolation zu gewährleisten</text:p>
      <text:p text:style-name="P3"><text:s text:c="4"/>-abschließend kann das splatting der steilhangtextur auf die großtextur mithilfe der bearbeitete steepnessMap als alphamap durchgeführt werden</text:p>
      <text:p text:style-name="P3"><text:s text:c="4"/>-Vorher erfolgt jedoch noch die skalierung der steilhangtextur mithilfe des TextureScaling\_Steepness-Parameters</text:p>
      <text:p text:style-name="P3"/>
      <text:p text:style-name="P3">-StreetTextureSplatter</text:p>
      <text:p text:style-name="P3"><text:s text:c="4"/>-in diesem sub-shader wird die vom nutzer ausgewählte straßentextur auf die zu berechnende großtextur splatted</text:p>
      <text:p text:style-name="P3"><text:s text:c="4"/>-dafür wird die in \ref{kap:settlement-gen} vorberechnete streetMap als alphaMap verwendet</text:p>
      <text:p text:style-name="P3"><text:s text:c="4"/>-der skalierungsfaktor der straßentextur wird vom TextureScaling\_Street-Parameter vorgegeben</text:p>
      <text:p text:style-name="P3"/>
      <text:p text:style-name="P3">-aus den aufgezählten sub-shadern wird der TerrainTextureShader in folgender reihenfolge zusammengestellt (siehe \ref{fig:TerrainTextureShader}):</text:p>
      <text:p text:style-name="P3"><text:s text:c="4"/>-splatting der biom-texturen mithilfe des WorldTextureSplatter</text:p>
      <text:p text:style-name="P3"><text:s text:c="4"/>-splatting der steepness-Textur mithilfe des SteepnessTextureSplatter</text:p>
      <text:p text:style-name="P3"><text:s text:c="4"/>-splatting der straßentextur mithilfe des StreetTextureSplatter</text:p>
      <text:p text:style-name="P3"/>
      <text:p text:style-name="P3">-diese textur-pipeline wird im TerrainTextureShader sowohl für die farbtexturen als auch auf gleiche weise für die normalen-texturen angelegt, um beide texturarten äquivalent zu verarbeiten (siehe \ref{fig:TerrainTextureShader})</text:p>
      <text:p text:style-name="P3">-in die pipeline zur verarbeitung der normalentexturen wird zusätzlich ein NormalStrength-Knoten eingefügt, der die berechnete normalen-großtextur sowie den NormalStrength-Parameter übergeben bekommt</text:p>
      <text:p text:style-name="P3">-auf diese weise kann der nutzer über den NormalStrength-Parameter die intensität der normalen in der welt anpassen</text:p>
      <text:p text:style-name="P3"/>
      <text:p text:style-name="P3"/>
      <text:p text:style-name="P3">3.4 <text:span text:style-name="T224">Performance</text:span></text:p>
      <text:p text:style-name="P3">-im folgenden: präsentation von performance-messungen ausgewählter abschnitte des texturierungssystems<text:line-break/>-für die durchführung der messungen wurde das interne profiling-tool der Unity engine verwendet<text:line-break/>-messungen wurden auf Desktop PC mit folgender hardwarespezifikation durchgeführt:<text:line-break/><text:soft-page-break/> <text:s text:c="3"/>-Intel(R) Core(TM) i5-7500 CPU @ 3.40GHz<text:line-break/> <text:s text:c="3"/>-16 GB DDR4 RAM<text:line-break/> <text:s text:c="3"/>-NVIDIA GeForce GTX 1070<text:line-break/><text:line-break/>-sämtliche laufzeitmessungen wurden in 10 unabhängigen durchläufen im editor auf drei unterschiedlichen terrain-auflösungen durchgeführt: $100\times 100$, $200\times 200$, $400\times 400$<text:line-break/>-die wahl dieser terrain-auflösungen stellt einen linearen anstieg der knotenzahlen um den faktor 4 sicher<text:line-break/>-neben den messwerten werden zusätzlich sogenannte zuwachsfaktoren angegeben<text:line-break/>-zuwachsfaktoren stellen den faktor dar, um den sich die laufzeit im vergleich zur vorherigen messung erhöht hat<text:line-break/>-zuwachsfaktor bezieht sich immer auf die nächstkleinere auflösung<text:line-break/><text:line-break/>-performance messungen wurden durchgeführt für folgende prozesse des texturierungssystems:<text:line-break/> <text:s text:c="3"/>-generierung und abspeichern der steepnessMap im systemspeicher<text:line-break/> <text:s text:c="7"/>-zur generierungsphase gehören die in \ref{sub-kap: calc tex inputs} zur steepnessMap besprochenen berechnungen<text:line-break/> <text:s text:c="3"/>-Initialisierung, Blending und Abspeichern der 3 splatmaps<text:line-break/> <text:s text:c="7"/>-die initialisierungphase umfasst anfertigung aller 3 basis splatmaps anhand der biom-karte, wie in \ref{sub-kap: calc tex inputs} beschrieben<text:line-break/> <text:s text:c="7"/>-die Blending-phase umfasst die berechnung der miteinander verschmelzenden randbereiche aller 3 splatmap, ebenfalls in \ref{sub-kap: calc tex inputs} beschrieben<text:line-break/> <text:s text:c="3"/><text:line-break/>-folgende messwerte wurden für die drei geplanten terrain-auflösungen erhoben:<text:line-break/> <text:s text:c="3"/>-steepnessMap:<text:line-break/> <text:s text:c="7"/>-durchschnittliche gesamtlaufzeit über allen messwerten (siehe \ref{fig:steepness-total-runtime})<text:line-break/> <text:s text:c="7"/>-maximale abweichung: differenz zwischen der höchsten und der geringsten messung (siehe \ref{fig:steepness-total-runtime})<text:line-break/> <text:s text:c="7"/>-Laufzeit der generierungsphase als absoluter wert im vergleich zu gesamtlaufzeit (siehe \ref{fig:steepness-phases-runtime})<text:line-break/> <text:s text:c="7"/>-Laufzeit der speicherphase als absoluter wert im vergleich zu gesamtlaufzeit (siehe \ref{fig:steepness-phases-runtime})<text:line-break/> <text:s text:c="3"/>-splatmaps:<text:line-break/> <text:s text:c="7"/>-durchschnittliche gesamtlaufzeit über allen messwerten (siehe \ref{fig:splatmaps-total-runtime})<text:line-break/> <text:s text:c="7"/>-maximale abweichung: differenz zwischen der höchsten und der geringsten messung (siehe \ref{fig:splatmaps-total-runtime})<text:line-break/> <text:s text:c="7"/>-Laufzeit der initialisierungsphase als absoluter wert im vergleich zu gesamtlaufzeit (siehe \ref{fig:splatmaps-phases-runtime})<text:line-break/> <text:s text:c="7"/>-Laufzeit der blending-phase als absoluter wert im vergleich zu gesamtlaufzeit (siehe \ref{fig:splatmaps-phases-runtime})<text:line-break/> <text:s text:c="7"/>-Laufzeit der speicherphase als absoluter wert im vergleich zu gesamtlaufzeit (siehe \ref{fig:splatmaps-phases-runt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2T17:08:07.733000000</meta:creation-date>
    <dc:date>2023-08-31T16:40:24.817000000</dc:date>
    <meta:editing-duration>PT16H1M38S</meta:editing-duration>
    <meta:editing-cycles>30</meta:editing-cycles>
    <meta:generator>LibreOffice/7.1.1.2$Windows_X86_64 LibreOffice_project/fe0b08f4af1bacafe4c7ecc87ce55bb426164676</meta:generator>
    <meta:document-statistic meta:table-count="0" meta:image-count="0" meta:object-count="0" meta:page-count="16" meta:paragraph-count="422" meta:word-count="5805" meta:character-count="46271" meta:non-whitespace-character-count="40148"/>
  </office:meta>
</office:document-meta>
</file>